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>
      <style:text-properties fo:background-color="#ffffff" fo:font-style="italic" style:font-style-asian="italic" style:font-style-complex="italic" fo:color="#444444"/>
    </style:style>
    <style:style style:name="T1_2" style:family="text">
      <style:text-properties fo:background-color="#ffffff" fo:font-style="italic" style:font-style-asian="italic" style:font-style-complex="italic" fo:color="#444444"/>
    </style:style>
    <style:style style:name="T1_3" style:family="text">
      <style:text-properties fo:background-color="#ffffff" fo:font-style="italic" style:font-style-asian="italic" style:font-style-complex="italic" fo:color="#444444"/>
    </style:style>
    <style:style style:name="T1_4" style:family="text">
      <style:text-properties fo:background-color="#ffffff" fo:font-style="italic" style:font-style-asian="italic" style:font-style-complex="italic" fo:color="#444444"/>
    </style:style>
    <style:style style:name="T1_5" style:family="text">
      <style:text-properties fo:background-color="#ffffff" fo:font-style="italic" style:font-style-asian="italic" style:font-style-complex="italic" fo:color="#444444"/>
    </style:style>
    <style:style style:name="T1_6" style:family="text">
      <style:text-properties fo:background-color="#ffffff" fo:font-style="italic" style:font-style-asian="italic" style:font-style-complex="italic" fo:color="#444444"/>
    </style:style>
    <style:style style:name="T1_7" style:family="text">
      <style:text-properties fo:background-color="#ffffff" fo:font-style="italic" style:font-style-asian="italic" style:font-style-complex="italic" fo:color="#444444"/>
    </style:style>
    <style:style style:name="T1_8" style:family="text">
      <style:text-properties fo:background-color="#ffffff" fo:font-style="italic" style:font-style-asian="italic" style:font-style-complex="italic" fo:color="#444444"/>
    </style:style>
    <style:style style:name="T1_9" style:family="text">
      <style:text-properties fo:background-color="#ffffff" fo:font-style="italic" style:font-style-asian="italic" style:font-style-complex="italic" fo:color="#444444"/>
    </style:style>
    <style:style style:name="T1_10" style:family="text">
      <style:text-properties fo:background-color="#ffffff" fo:font-style="italic" style:font-style-asian="italic" style:font-style-complex="italic" fo:color="#444444"/>
    </style:style>
    <style:style style:name="T1_11" style:family="text">
      <style:text-properties fo:background-color="#ffffff" fo:font-style="italic" style:font-style-asian="italic" style:font-style-complex="italic" fo:color="#444444"/>
    </style:style>
    <style:style style:name="T1_12" style:family="text">
      <style:text-properties fo:background-color="#ffffff" fo:font-style="italic" style:font-style-asian="italic" style:font-style-complex="italic" fo:color="#444444"/>
    </style:style>
    <style:style style:name="T1_13" style:family="text">
      <style:text-properties fo:background-color="#ffffff" fo:font-style="italic" style:font-style-asian="italic" style:font-style-complex="italic" fo:color="#444444"/>
    </style:style>
    <style:style style:name="T1_14" style:family="text">
      <style:text-properties fo:background-color="#ffffff" fo:font-style="italic" style:font-style-asian="italic" style:font-style-complex="italic" fo:color="#444444"/>
    </style:style>
    <style:style style:name="T1_15" style:family="text">
      <style:text-properties fo:background-color="#ffffff" fo:font-style="italic" style:font-style-asian="italic" style:font-style-complex="italic" fo:color="#444444"/>
    </style:style>
    <style:style style:name="T1_16" style:family="text">
      <style:text-properties fo:background-color="#ffffff" fo:font-style="italic" style:font-style-asian="italic" style:font-style-complex="italic" fo:color="#444444"/>
    </style:style>
    <style:style style:name="T1_17" style:family="text">
      <style:text-properties fo:background-color="#ffffff" fo:font-style="italic" style:font-style-asian="italic" style:font-style-complex="italic" fo:color="#444444"/>
    </style:style>
    <style:style style:name="T1_18" style:family="text">
      <style:text-properties fo:background-color="#ffffff" fo:font-style="italic" style:font-style-asian="italic" style:font-style-complex="italic" fo:color="#444444"/>
    </style:style>
    <style:style style:name="T1_19" style:family="text">
      <style:text-properties fo:background-color="#ffffff" fo:font-style="italic" style:font-style-asian="italic" style:font-style-complex="italic" fo:color="#444444"/>
    </style:style>
    <style:style style:name="T1_20" style:family="text">
      <style:text-properties fo:background-color="#ffffff" fo:font-style="italic" style:font-style-asian="italic" style:font-style-complex="italic" fo:color="#444444"/>
    </style:style>
    <style:style style:name="T1_21" style:family="text">
      <style:text-properties fo:background-color="#ffffff" fo:font-style="italic" style:font-style-asian="italic" style:font-style-complex="italic" fo:color="#444444"/>
    </style:style>
    <style:style style:name="T1_22" style:family="text">
      <style:text-properties fo:background-color="#ffffff" fo:font-style="italic" style:font-style-asian="italic" style:font-style-complex="italic" fo:color="#444444"/>
    </style:style>
    <style:style style:name="T1_23" style:family="text">
      <style:text-properties fo:background-color="#ffffff" fo:font-style="italic" style:font-style-asian="italic" style:font-style-complex="italic" fo:color="#444444"/>
    </style:style>
    <style:style style:name="T1_24" style:family="text">
      <style:text-properties fo:background-color="#ffffff" fo:font-style="italic" style:font-style-asian="italic" style:font-style-complex="italic" fo:color="#444444"/>
    </style:style>
    <style:style style:name="T1_25" style:family="text">
      <style:text-properties fo:background-color="#ffffff" fo:font-style="italic" style:font-style-asian="italic" style:font-style-complex="italic" fo:color="#444444"/>
    </style:style>
    <style:style style:name="T1_26" style:family="text">
      <style:text-properties fo:background-color="#ffffff" fo:font-style="italic" style:font-style-asian="italic" style:font-style-complex="italic" fo:color="#444444"/>
    </style:style>
    <style:style style:name="T1_27" style:family="text">
      <style:text-properties fo:background-color="#ffffff" fo:font-style="italic" style:font-style-asian="italic" style:font-style-complex="italic" fo:color="#444444"/>
    </style:style>
    <style:style style:name="T1_28" style:family="text">
      <style:text-properties fo:background-color="#ffffff" fo:font-style="italic" style:font-style-asian="italic" style:font-style-complex="italic" fo:color="#444444"/>
    </style:style>
    <style:style style:name="P2" style:family="paragraph" style:parent-style-name="Standard">
      <style:paragraph-properties fo:break-before="auto" fo:line-height="115%" style:writing-mode="lr-tb"/>
    </style:style>
    <style:style style:name="T2_1" style:family="text">
      <style:text-properties fo:background-color="#ffffff" fo:font-style="italic" style:font-style-asian="italic" style:font-style-complex="italic" fo:color="#444444"/>
    </style:style>
    <style:style style:name="T2_2" style:family="text">
      <style:text-properties fo:background-color="#ffffff" fo:font-style="italic" style:font-style-asian="italic" style:font-style-complex="italic" fo:color="#444444"/>
    </style:style>
    <style:style style:name="T2_3" style:family="text">
      <style:text-properties fo:background-color="#ffffff" fo:font-style="italic" style:font-style-asian="italic" style:font-style-complex="italic" fo:color="#444444"/>
    </style:style>
    <style:style style:name="T2_4" style:family="text">
      <style:text-properties fo:background-color="#ffffff" fo:font-style="italic" style:font-style-asian="italic" style:font-style-complex="italic" fo:color="#444444"/>
    </style:style>
    <style:style style:name="T2_5" style:family="text">
      <style:text-properties fo:background-color="#ffffff" fo:font-style="italic" style:font-style-asian="italic" style:font-style-complex="italic" fo:color="#444444"/>
    </style:style>
    <style:style style:name="T2_6" style:family="text">
      <style:text-properties fo:background-color="#ffffff" fo:font-style="italic" style:font-style-asian="italic" style:font-style-complex="italic" fo:color="#444444"/>
    </style:style>
    <style:style style:name="T2_7" style:family="text">
      <style:text-properties fo:background-color="#ffffff" fo:font-style="italic" style:font-style-asian="italic" style:font-style-complex="italic" fo:color="#444444"/>
    </style:style>
    <style:style style:name="T2_8" style:family="text">
      <style:text-properties fo:background-color="#ffffff" fo:font-style="italic" style:font-style-asian="italic" style:font-style-complex="italic" fo:color="#444444"/>
    </style:style>
    <style:style style:name="T2_9" style:family="text">
      <style:text-properties fo:background-color="#ffffff" fo:font-style="italic" style:font-style-asian="italic" style:font-style-complex="italic" fo:color="#444444"/>
    </style:style>
    <style:style style:name="T2_10" style:family="text">
      <style:text-properties fo:background-color="#ffffff" fo:font-style="italic" style:font-style-asian="italic" style:font-style-complex="italic" fo:color="#444444"/>
    </style:style>
    <style:style style:name="T2_11" style:family="text">
      <style:text-properties fo:background-color="#ffffff" fo:font-style="italic" style:font-style-asian="italic" style:font-style-complex="italic" fo:color="#444444"/>
    </style:style>
    <style:style style:name="T2_12" style:family="text">
      <style:text-properties fo:background-color="#ffffff" fo:font-style="italic" style:font-style-asian="italic" style:font-style-complex="italic" fo:color="#444444"/>
    </style:style>
    <style:style style:name="T2_13" style:family="text">
      <style:text-properties fo:background-color="#ffffff" fo:font-style="italic" style:font-style-asian="italic" style:font-style-complex="italic" fo:color="#444444"/>
    </style:style>
    <style:style style:name="T2_14" style:family="text">
      <style:text-properties fo:background-color="#ffffff" fo:font-style="italic" style:font-style-asian="italic" style:font-style-complex="italic" fo:color="#444444"/>
    </style:style>
    <style:style style:name="T2_15" style:family="text">
      <style:text-properties fo:background-color="#ffffff" fo:font-style="italic" style:font-style-asian="italic" style:font-style-complex="italic" fo:color="#444444"/>
    </style:style>
    <style:style style:name="T2_16" style:family="text">
      <style:text-properties fo:background-color="#ffffff" fo:font-style="italic" style:font-style-asian="italic" style:font-style-complex="italic" fo:color="#444444"/>
    </style:style>
    <style:style style:name="T2_17" style:family="text">
      <style:text-properties fo:background-color="#ffffff" fo:font-style="italic" style:font-style-asian="italic" style:font-style-complex="italic" fo:color="#444444"/>
    </style:style>
    <style:style style:name="T2_18" style:family="text">
      <style:text-properties fo:background-color="#ffffff" fo:font-style="italic" style:font-style-asian="italic" style:font-style-complex="italic" fo:color="#444444"/>
    </style:style>
    <style:style style:name="T2_19" style:family="text">
      <style:text-properties fo:background-color="#ffffff" fo:font-style="italic" style:font-style-asian="italic" style:font-style-complex="italic" fo:color="#444444"/>
    </style:style>
    <style:style style:name="T2_20" style:family="text">
      <style:text-properties fo:background-color="#ffffff" fo:font-style="italic" style:font-style-asian="italic" style:font-style-complex="italic" fo:color="#444444"/>
    </style:style>
    <style:style style:name="T2_21" style:family="text">
      <style:text-properties fo:background-color="#ffffff" fo:font-style="italic" style:font-style-asian="italic" style:font-style-complex="italic" fo:color="#444444"/>
    </style:style>
    <style:style style:name="T2_22" style:family="text">
      <style:text-properties fo:background-color="#ffffff" fo:font-style="italic" style:font-style-asian="italic" style:font-style-complex="italic" fo:color="#444444"/>
    </style:style>
    <style:style style:name="T2_23" style:family="text">
      <style:text-properties fo:background-color="#ffffff" fo:font-style="italic" style:font-style-asian="italic" style:font-style-complex="italic" fo:color="#444444"/>
    </style:style>
    <style:style style:name="T2_24" style:family="text">
      <style:text-properties fo:background-color="#ffffff" fo:font-style="italic" style:font-style-asian="italic" style:font-style-complex="italic" fo:color="#444444"/>
    </style:style>
    <style:style style:name="T2_25" style:family="text">
      <style:text-properties fo:background-color="#ffffff" fo:font-style="italic" style:font-style-asian="italic" style:font-style-complex="italic" fo:color="#444444"/>
    </style:style>
    <style:style style:name="T2_26" style:family="text">
      <style:text-properties fo:background-color="#ffffff" fo:font-style="italic" style:font-style-asian="italic" style:font-style-complex="italic" fo:color="#444444"/>
    </style:style>
    <style:style style:name="T2_27" style:family="text">
      <style:text-properties fo:background-color="#ffffff" fo:font-style="italic" style:font-style-asian="italic" style:font-style-complex="italic" fo:color="#444444"/>
    </style:style>
    <style:style style:name="T2_28" style:family="text">
      <style:text-properties fo:background-color="#ffffff" fo:font-style="italic" style:font-style-asian="italic" style:font-style-complex="italic" fo:color="#444444"/>
    </style:style>
    <style:style style:name="T2_29" style:family="text">
      <style:text-properties fo:background-color="#ffffff" fo:font-style="italic" style:font-style-asian="italic" style:font-style-complex="italic" fo:color="#444444"/>
    </style:style>
    <style:style style:name="T2_30" style:family="text">
      <style:text-properties fo:background-color="#ffffff" fo:font-style="italic" style:font-style-asian="italic" style:font-style-complex="italic" fo:color="#444444"/>
    </style:style>
    <style:style style:name="T2_31" style:family="text">
      <style:text-properties fo:background-color="#ffffff" fo:font-style="italic" style:font-style-asian="italic" style:font-style-complex="italic" fo:color="#444444"/>
    </style:style>
    <style:style style:name="T2_32" style:family="text">
      <style:text-properties fo:background-color="#ffffff" fo:font-style="italic" style:font-style-asian="italic" style:font-style-complex="italic" fo:color="#444444"/>
    </style:style>
    <style:style style:name="T2_33" style:family="text">
      <style:text-properties fo:background-color="#ffffff" fo:font-style="italic" style:font-style-asian="italic" style:font-style-complex="italic" fo:color="#444444"/>
    </style:style>
    <style:style style:name="T2_34" style:family="text">
      <style:text-properties fo:background-color="#ffffff" fo:font-style="italic" style:font-style-asian="italic" style:font-style-complex="italic" fo:color="#444444"/>
    </style:style>
    <style:style style:name="T2_35" style:family="text">
      <style:text-properties fo:background-color="#ffffff" fo:font-style="italic" style:font-style-asian="italic" style:font-style-complex="italic" fo:color="#444444"/>
    </style:style>
    <style:style style:name="T2_36" style:family="text">
      <style:text-properties fo:background-color="#ffffff" fo:font-style="italic" style:font-style-asian="italic" style:font-style-complex="italic" fo:color="#444444"/>
    </style:style>
    <style:style style:name="T2_37" style:family="text">
      <style:text-properties fo:background-color="#ffffff" fo:font-style="italic" style:font-style-asian="italic" style:font-style-complex="italic" fo:color="#444444"/>
    </style:style>
    <style:style style:name="T2_38" style:family="text">
      <style:text-properties fo:background-color="#ffffff" fo:font-style="italic" style:font-style-asian="italic" style:font-style-complex="italic" fo:color="#444444"/>
    </style:style>
    <style:style style:name="T2_39" style:family="text">
      <style:text-properties fo:background-color="#ffffff" fo:font-style="italic" style:font-style-asian="italic" style:font-style-complex="italic" fo:color="#444444"/>
    </style:style>
    <style:style style:name="T2_40" style:family="text">
      <style:text-properties fo:background-color="#ffffff" fo:font-style="italic" style:font-style-asian="italic" style:font-style-complex="italic" fo:color="#444444"/>
    </style:style>
    <style:style style:name="T2_41" style:family="text">
      <style:text-properties fo:background-color="#ffffff" fo:font-style="italic" style:font-style-asian="italic" style:font-style-complex="italic" fo:color="#444444"/>
    </style:style>
    <style:style style:name="T2_42" style:family="text">
      <style:text-properties fo:background-color="#ffffff" fo:font-style="italic" style:font-style-asian="italic" style:font-style-complex="italic" fo:color="#444444"/>
    </style:style>
    <style:style style:name="T2_43" style:family="text">
      <style:text-properties fo:background-color="#ffffff" fo:font-style="italic" style:font-style-asian="italic" style:font-style-complex="italic" fo:color="#444444"/>
    </style:style>
    <style:style style:name="T2_44" style:family="text">
      <style:text-properties fo:background-color="#ffffff" fo:font-style="italic" style:font-style-asian="italic" style:font-style-complex="italic" fo:color="#444444"/>
    </style:style>
    <style:style style:name="T2_45" style:family="text">
      <style:text-properties fo:background-color="#ffffff" fo:font-style="italic" style:font-style-asian="italic" style:font-style-complex="italic" fo:color="#444444"/>
    </style:style>
    <style:style style:name="T2_46" style:family="text">
      <style:text-properties fo:background-color="#ffffff" fo:font-style="italic" style:font-style-asian="italic" style:font-style-complex="italic" fo:color="#444444"/>
    </style:style>
    <style:style style:name="T2_47" style:family="text">
      <style:text-properties fo:background-color="#ffffff" fo:font-style="italic" style:font-style-asian="italic" style:font-style-complex="italic" fo:color="#444444"/>
    </style:style>
    <style:style style:name="T2_48" style:family="text">
      <style:text-properties fo:background-color="#ffffff" fo:font-style="italic" style:font-style-asian="italic" style:font-style-complex="italic" fo:color="#444444"/>
    </style:style>
    <style:style style:name="T2_49" style:family="text">
      <style:text-properties fo:background-color="#ffffff" fo:font-style="italic" style:font-style-asian="italic" style:font-style-complex="italic" fo:color="#444444"/>
    </style:style>
    <style:style style:name="T2_50" style:family="text">
      <style:text-properties fo:background-color="#ffffff" fo:font-style="italic" style:font-style-asian="italic" style:font-style-complex="italic" fo:color="#444444"/>
    </style:style>
    <style:style style:name="T2_51" style:family="text">
      <style:text-properties fo:background-color="#ffffff" fo:font-style="italic" style:font-style-asian="italic" style:font-style-complex="italic" fo:color="#444444"/>
    </style:style>
    <style:style style:name="T2_52" style:family="text">
      <style:text-properties fo:background-color="#ffffff" fo:font-style="italic" style:font-style-asian="italic" style:font-style-complex="italic" fo:color="#444444"/>
    </style:style>
    <style:style style:name="T2_53" style:family="text">
      <style:text-properties fo:background-color="#ffffff" fo:font-style="italic" style:font-style-asian="italic" style:font-style-complex="italic" fo:color="#444444"/>
    </style:style>
    <style:style style:name="T2_54" style:family="text">
      <style:text-properties fo:background-color="#ffffff" fo:font-style="italic" style:font-style-asian="italic" style:font-style-complex="italic" fo:color="#444444"/>
    </style:style>
    <style:style style:name="P3" style:family="paragraph" style:parent-style-name="Standard">
      <style:paragraph-properties fo:break-before="auto" fo:line-height="115%" style:writing-mode="lr-tb"/>
      <style:text-properties fo:background-color="#ffffff" fo:font-style="italic" style:font-style-asian="italic" style:font-style-complex="italic" fo:color="#444444"/>
    </style:style>
    <style:style style:name="P4" style:family="paragraph" style:parent-style-name="Standard">
      <style:paragraph-properties fo:break-before="auto" fo:line-height="115%" style:writing-mode="lr-tb"/>
    </style:style>
    <style:style style:name="T4_1" style:family="text">
      <style:text-properties fo:background-color="#ffffff" fo:font-style="italic" style:font-style-asian="italic" style:font-style-complex="italic" fo:color="#444444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/>
    <style:style style:name="T5_2" style:family="text">
      <style:text-properties fo:background-color="#ffffff" fo:color="#1155cc" fo:font-weight="bold" style:font-weight-asian="bold" style:font-weight-complex="bold" style:text-underline-style="solid" style:text-underline-color="font-color"/>
    </style:style>
    <style:style style:name="T5_3" style:family="text"/>
    <style:style style:name="T5_4" style:family="text">
      <style:text-properties fo:background-color="#ffffff" fo:color="#1155cc" fo:font-weight="bold" style:font-weight-asian="bold" style:font-weight-complex="bold" style:text-underline-style="solid" style:text-underline-color="font-color"/>
    </style:style>
    <style:style style:name="T5_5" style:family="text"/>
    <style:style style:name="T5_6" style:family="text">
      <style:text-properties fo:background-color="#ffffff" fo:color="#1155cc" fo:font-weight="bold" style:font-weight-asian="bold" style:font-weight-complex="bold" style:text-underline-style="solid" style:text-underline-color="font-color"/>
    </style:style>
    <style:style style:name="P6" style:family="paragraph" style:parent-style-name="Standard">
      <style:paragraph-properties fo:break-before="auto" fo:line-height="115%" style:writing-mode="lr-tb"/>
    </style:style>
    <style:style style:name="T6_1" style:family="text">
      <style:text-properties fo:background-color="#ffffff" fo:color="#444444"/>
    </style:style>
    <style:style style:name="T6_2" style:family="text">
      <style:text-properties fo:background-color="#ffffff" fo:color="#444444"/>
    </style:style>
    <style:style style:name="T6_3" style:family="text">
      <style:text-properties fo:background-color="#ffffff" fo:color="#444444"/>
    </style:style>
    <style:style style:name="T6_4" style:family="text">
      <style:text-properties fo:background-color="#ffffff" fo:color="#444444"/>
    </style:style>
    <style:style style:name="T6_5" style:family="text">
      <style:text-properties fo:background-color="#ffffff" fo:color="#444444"/>
    </style:style>
    <style:style style:name="T6_6" style:family="text">
      <style:text-properties fo:background-color="#ffffff" fo:color="#444444"/>
    </style:style>
    <style:style style:name="T6_7" style:family="text">
      <style:text-properties fo:background-color="#ffffff" fo:color="#444444"/>
    </style:style>
    <style:style style:name="T6_8" style:family="text">
      <style:text-properties fo:background-color="#ffffff" fo:color="#444444"/>
    </style:style>
    <style:style style:name="T6_9" style:family="text">
      <style:text-properties fo:background-color="#ffffff" fo:color="#444444"/>
    </style:style>
    <style:style style:name="T6_10" style:family="text">
      <style:text-properties fo:background-color="#ffffff" fo:color="#444444"/>
    </style:style>
    <style:style style:name="T6_11" style:family="text">
      <style:text-properties fo:background-color="#ffffff" fo:color="#444444"/>
    </style:style>
    <style:style style:name="T6_12" style:family="text">
      <style:text-properties fo:background-color="#ffffff" fo:color="#444444"/>
    </style:style>
    <style:style style:name="T6_13" style:family="text">
      <style:text-properties fo:background-color="#ffffff" fo:color="#444444"/>
    </style:style>
    <style:style style:name="T6_14" style:family="text">
      <style:text-properties fo:background-color="#ffffff" fo:color="#444444"/>
    </style:style>
    <style:style style:name="T6_15" style:family="text">
      <style:text-properties fo:background-color="#ffffff" fo:color="#444444"/>
    </style:style>
    <style:style style:name="T6_16" style:family="text">
      <style:text-properties fo:background-color="#ffffff" fo:color="#444444"/>
    </style:style>
    <style:style style:name="T6_17" style:family="text">
      <style:text-properties fo:background-color="#ffffff" fo:color="#444444"/>
    </style:style>
    <style:style style:name="T6_18" style:family="text">
      <style:text-properties fo:background-color="#ffffff" fo:color="#444444"/>
    </style:style>
    <style:style style:name="T6_19" style:family="text">
      <style:text-properties fo:background-color="#ffffff" fo:color="#444444"/>
    </style:style>
    <style:style style:name="T6_20" style:family="text">
      <style:text-properties fo:background-color="#ffffff" fo:color="#444444"/>
    </style:style>
    <style:style style:name="T6_21" style:family="text">
      <style:text-properties fo:background-color="#ffffff" fo:color="#444444"/>
    </style:style>
    <style:style style:name="T6_22" style:family="text">
      <style:text-properties fo:background-color="#ffffff" fo:color="#444444"/>
    </style:style>
    <style:style style:name="T6_23" style:family="text">
      <style:text-properties fo:background-color="#ffffff" fo:color="#444444"/>
    </style:style>
    <style:style style:name="T6_24" style:family="text">
      <style:text-properties fo:background-color="#ffffff" fo:color="#444444"/>
    </style:style>
    <style:style style:name="T6_25" style:family="text">
      <style:text-properties fo:background-color="#ffffff" fo:color="#444444"/>
    </style:style>
    <style:style style:name="T6_26" style:family="text">
      <style:text-properties fo:background-color="#ffffff" fo:color="#444444"/>
    </style:style>
    <style:style style:name="T6_27" style:family="text">
      <style:text-properties fo:background-color="#ffffff" fo:color="#444444"/>
    </style:style>
    <style:style style:name="T6_28" style:family="text">
      <style:text-properties fo:background-color="#ffffff" fo:color="#444444"/>
    </style:style>
    <style:style style:name="T6_29" style:family="text">
      <style:text-properties fo:background-color="#ffffff" fo:color="#444444"/>
    </style:style>
    <style:style style:name="T6_30" style:family="text">
      <style:text-properties fo:background-color="#ffffff" fo:color="#444444"/>
    </style:style>
    <style:style style:name="T6_31" style:family="text">
      <style:text-properties fo:background-color="#ffffff" fo:color="#444444"/>
    </style:style>
    <style:style style:name="T6_32" style:family="text">
      <style:text-properties fo:background-color="#ffffff" fo:color="#444444"/>
    </style:style>
    <style:style style:name="T6_33" style:family="text">
      <style:text-properties fo:background-color="#ffffff" fo:color="#444444"/>
    </style:style>
    <style:style style:name="T6_34" style:family="text">
      <style:text-properties fo:background-color="#ffffff" fo:color="#444444"/>
    </style:style>
    <style:style style:name="T6_35" style:family="text">
      <style:text-properties fo:background-color="#ffffff" fo:color="#444444"/>
    </style:style>
    <style:style style:name="T6_36" style:family="text">
      <style:text-properties fo:background-color="#ffffff" fo:color="#444444"/>
    </style:style>
    <style:style style:name="T6_37" style:family="text">
      <style:text-properties fo:background-color="#ffffff" fo:color="#444444"/>
    </style:style>
    <style:style style:name="T6_38" style:family="text">
      <style:text-properties fo:background-color="#ffffff" fo:color="#444444"/>
    </style:style>
    <style:style style:name="T6_39" style:family="text">
      <style:text-properties fo:background-color="#ffffff" fo:color="#444444"/>
    </style:style>
    <style:style style:name="T6_40" style:family="text">
      <style:text-properties fo:background-color="#ffffff" fo:color="#444444"/>
    </style:style>
    <style:style style:name="T6_41" style:family="text">
      <style:text-properties fo:background-color="#ffffff" fo:color="#444444"/>
    </style:style>
    <style:style style:name="T6_42" style:family="text">
      <style:text-properties fo:background-color="#ffffff" fo:color="#444444"/>
    </style:style>
    <style:style style:name="P7" style:family="paragraph" style:parent-style-name="Standard">
      <style:paragraph-properties fo:break-before="auto" fo:line-height="115%" style:writing-mode="lr-tb"/>
      <style:text-properties fo:background-color="#ffffff" fo:color="#444444"/>
    </style:style>
    <style:style style:name="P8" style:family="paragraph" style:parent-style-name="Standard">
      <style:paragraph-properties fo:break-before="auto" fo:line-height="115%" style:writing-mode="lr-tb"/>
    </style:style>
    <style:style style:name="T8_1" style:family="text">
      <style:text-properties fo:background-color="#ffffff" fo:color="#444444" fo:font-weight="bold" style:font-weight-asian="bold" style:font-weight-complex="bold"/>
    </style:style>
    <style:style style:name="T8_2" style:family="text">
      <style:text-properties fo:background-color="#ffffff" fo:color="#444444" fo:font-weight="bold" style:font-weight-asian="bold" style:font-weight-complex="bold"/>
    </style:style>
    <style:style style:name="T8_3" style:family="text">
      <style:text-properties fo:background-color="#ffffff" fo:color="#444444" fo:font-weight="bold" style:font-weight-asian="bold" style:font-weight-complex="bold"/>
    </style:style>
    <style:style style:name="P9" style:family="paragraph" style:parent-style-name="Standard">
      <style:paragraph-properties fo:break-before="auto" fo:line-height="115%" style:writing-mode="lr-tb"/>
    </style:style>
    <style:style style:name="T9_1" style:family="text">
      <style:text-properties fo:background-color="#ffffff" fo:color="#444444"/>
    </style:style>
    <style:style style:name="T9_2" style:family="text">
      <style:text-properties fo:background-color="#ffffff" fo:color="#444444"/>
    </style:style>
    <style:style style:name="T9_3" style:family="text">
      <style:text-properties fo:background-color="#ffffff" fo:color="#444444"/>
    </style:style>
    <style:style style:name="T9_4" style:family="text">
      <style:text-properties fo:background-color="#ffffff" fo:color="#444444"/>
    </style:style>
    <style:style style:name="T9_5" style:family="text">
      <style:text-properties fo:background-color="#ffffff" fo:color="#444444"/>
    </style:style>
    <style:style style:name="T9_6" style:family="text">
      <style:text-properties fo:background-color="#ffffff" fo:color="#444444"/>
    </style:style>
    <style:style style:name="T9_7" style:family="text">
      <style:text-properties fo:background-color="#ffffff" fo:color="#444444"/>
    </style:style>
    <style:style style:name="T9_8" style:family="text">
      <style:text-properties fo:background-color="#ffffff" fo:color="#444444"/>
    </style:style>
    <style:style style:name="T9_9" style:family="text">
      <style:text-properties fo:background-color="#ffffff" fo:color="#444444"/>
    </style:style>
    <style:style style:name="T9_10" style:family="text">
      <style:text-properties fo:background-color="#ffffff" fo:color="#444444"/>
    </style:style>
    <style:style style:name="T9_11" style:family="text">
      <style:text-properties fo:background-color="#ffffff" fo:color="#444444"/>
    </style:style>
    <style:style style:name="T9_12" style:family="text">
      <style:text-properties fo:background-color="#ffffff" fo:color="#444444"/>
    </style:style>
    <style:style style:name="T9_13" style:family="text">
      <style:text-properties fo:background-color="#ffffff" fo:color="#444444"/>
    </style:style>
    <style:style style:name="T9_14" style:family="text">
      <style:text-properties fo:background-color="#ffffff" fo:color="#444444"/>
    </style:style>
    <style:style style:name="T9_15" style:family="text">
      <style:text-properties fo:background-color="#ffffff" fo:color="#444444"/>
    </style:style>
    <style:style style:name="T9_16" style:family="text">
      <style:text-properties fo:background-color="#ffffff" fo:color="#444444"/>
    </style:style>
    <style:style style:name="T9_17" style:family="text">
      <style:text-properties fo:background-color="#ffffff" fo:color="#444444"/>
    </style:style>
    <style:style style:name="T9_18" style:family="text">
      <style:text-properties fo:background-color="#ffffff" fo:color="#444444"/>
    </style:style>
    <style:style style:name="T9_19" style:family="text">
      <style:text-properties fo:background-color="#ffffff" fo:color="#444444"/>
    </style:style>
    <style:style style:name="T9_20" style:family="text">
      <style:text-properties fo:background-color="#ffffff" fo:color="#444444"/>
    </style:style>
    <style:style style:name="T9_21" style:family="text">
      <style:text-properties fo:background-color="#ffffff" fo:color="#444444"/>
    </style:style>
    <style:style style:name="T9_22" style:family="text">
      <style:text-properties fo:background-color="#ffffff" fo:color="#444444"/>
    </style:style>
    <style:style style:name="T9_23" style:family="text">
      <style:text-properties fo:background-color="#ffffff" fo:color="#444444"/>
    </style:style>
    <style:style style:name="T9_24" style:family="text">
      <style:text-properties fo:background-color="#ffffff" fo:color="#444444"/>
    </style:style>
    <style:style style:name="T9_25" style:family="text">
      <style:text-properties fo:background-color="#ffffff" fo:color="#444444"/>
    </style:style>
    <style:style style:name="T9_26" style:family="text">
      <style:text-properties fo:background-color="#ffffff" fo:color="#444444"/>
    </style:style>
    <style:style style:name="T9_27" style:family="text">
      <style:text-properties fo:background-color="#ffffff" fo:color="#444444"/>
    </style:style>
    <style:style style:name="T9_28" style:family="text">
      <style:text-properties fo:background-color="#ffffff" fo:color="#444444"/>
    </style:style>
    <style:style style:name="T9_29" style:family="text">
      <style:text-properties fo:background-color="#ffffff" fo:color="#444444"/>
    </style:style>
    <style:style style:name="T9_30" style:family="text">
      <style:text-properties fo:background-color="#ffffff" fo:color="#444444"/>
    </style:style>
    <style:style style:name="T9_31" style:family="text">
      <style:text-properties fo:background-color="#ffffff" fo:color="#444444"/>
    </style:style>
    <style:style style:name="T9_32" style:family="text">
      <style:text-properties fo:background-color="#ffffff" fo:color="#444444"/>
    </style:style>
    <style:style style:name="T9_33" style:family="text">
      <style:text-properties fo:background-color="#ffffff" fo:color="#444444"/>
    </style:style>
    <style:style style:name="T9_34" style:family="text">
      <style:text-properties fo:background-color="#ffffff" fo:color="#444444"/>
    </style:style>
    <style:style style:name="T9_35" style:family="text">
      <style:text-properties fo:background-color="#ffffff" fo:color="#444444"/>
    </style:style>
    <style:style style:name="T9_36" style:family="text">
      <style:text-properties fo:background-color="#ffffff" fo:color="#444444"/>
    </style:style>
    <style:style style:name="T9_37" style:family="text">
      <style:text-properties fo:background-color="#ffffff" fo:color="#444444"/>
    </style:style>
    <style:style style:name="T9_38" style:family="text">
      <style:text-properties fo:background-color="#ffffff" fo:color="#444444"/>
    </style:style>
    <style:style style:name="T9_39" style:family="text">
      <style:text-properties fo:background-color="#ffffff" fo:color="#444444"/>
    </style:style>
    <style:style style:name="T9_40" style:family="text">
      <style:text-properties fo:background-color="#ffffff" fo:color="#444444"/>
    </style:style>
    <style:style style:name="T9_41" style:family="text">
      <style:text-properties fo:background-color="#ffffff" fo:color="#444444"/>
    </style:style>
    <style:style style:name="T9_42" style:family="text">
      <style:text-properties fo:background-color="#ffffff" fo:color="#444444"/>
    </style:style>
    <style:style style:name="T9_43" style:family="text">
      <style:text-properties fo:background-color="#ffffff" fo:color="#444444"/>
    </style:style>
    <style:style style:name="T9_44" style:family="text">
      <style:text-properties fo:background-color="#ffffff" fo:color="#444444"/>
    </style:style>
    <style:style style:name="T9_45" style:family="text">
      <style:text-properties fo:background-color="#ffffff" fo:color="#444444"/>
    </style:style>
    <style:style style:name="T9_46" style:family="text">
      <style:text-properties fo:background-color="#ffffff" fo:color="#444444"/>
    </style:style>
    <style:style style:name="P10" style:family="paragraph" style:parent-style-name="Standard">
      <style:paragraph-properties fo:break-before="auto" fo:line-height="115%" fo:margin-top="0cm" style:writing-mode="lr-tb"/>
    </style:style>
    <style:style style:name="T10_1" style:family="text">
      <style:text-properties fo:background-color="#ffffff" fo:color="#444444"/>
    </style:style>
    <style:style style:name="T10_2" style:family="text">
      <style:text-properties fo:background-color="#ffffff" fo:color="#444444"/>
    </style:style>
    <style:style style:name="T10_3" style:family="text">
      <style:text-properties fo:background-color="#ffffff" fo:color="#444444"/>
    </style:style>
    <style:style style:name="T10_4" style:family="text">
      <style:text-properties fo:background-color="#ffffff" fo:color="#444444"/>
    </style:style>
    <style:style style:name="T10_5" style:family="text">
      <style:text-properties fo:background-color="#ffffff" fo:color="#444444"/>
    </style:style>
    <style:style style:name="T10_6" style:family="text">
      <style:text-properties fo:background-color="#ffffff" fo:color="#444444"/>
    </style:style>
    <style:style style:name="T10_7" style:family="text">
      <style:text-properties fo:background-color="#ffffff" fo:color="#444444"/>
    </style:style>
    <style:style style:name="T10_8" style:family="text">
      <style:text-properties fo:background-color="#ffffff" fo:color="#444444"/>
    </style:style>
    <style:style style:name="T10_9" style:family="text">
      <style:text-properties fo:background-color="#ffffff" fo:color="#444444"/>
    </style:style>
    <style:style style:name="T10_10" style:family="text">
      <style:text-properties fo:background-color="#ffffff" fo:color="#444444"/>
    </style:style>
    <style:style style:name="T10_11" style:family="text">
      <style:text-properties fo:background-color="#ffffff" fo:color="#444444"/>
    </style:style>
    <style:style style:name="T10_12" style:family="text">
      <style:text-properties fo:background-color="#ffffff" fo:color="#444444"/>
    </style:style>
    <style:style style:name="T10_13" style:family="text">
      <style:text-properties fo:background-color="#ffffff" fo:color="#444444"/>
    </style:style>
    <style:style style:name="T10_14" style:family="text">
      <style:text-properties fo:background-color="#ffffff" fo:color="#444444"/>
    </style:style>
    <style:style style:name="P11" style:family="paragraph" style:parent-style-name="Standard">
      <style:paragraph-properties fo:break-before="auto" fo:line-height="115%" fo:margin-top="0cm" style:writing-mode="lr-tb"/>
    </style:style>
    <style:style style:name="T11_1" style:family="text">
      <style:text-properties fo:background-color="#ffffff" fo:color="#444444"/>
    </style:style>
    <style:style style:name="T11_2" style:family="text">
      <style:text-properties fo:background-color="#ffffff" fo:color="#444444"/>
    </style:style>
    <style:style style:name="T11_3" style:family="text">
      <style:text-properties fo:background-color="#ffffff" fo:color="#444444"/>
    </style:style>
    <style:style style:name="T11_4" style:family="text">
      <style:text-properties fo:background-color="#ffffff" fo:color="#444444"/>
    </style:style>
    <style:style style:name="T11_5" style:family="text">
      <style:text-properties fo:background-color="#ffffff" fo:color="#444444"/>
    </style:style>
    <style:style style:name="T11_6" style:family="text">
      <style:text-properties fo:background-color="#ffffff" fo:color="#444444"/>
    </style:style>
    <style:style style:name="T11_7" style:family="text">
      <style:text-properties fo:background-color="#ffffff" fo:color="#444444"/>
    </style:style>
    <style:style style:name="T11_8" style:family="text">
      <style:text-properties fo:background-color="#ffffff" fo:color="#444444"/>
    </style:style>
    <style:style style:name="T11_9" style:family="text">
      <style:text-properties fo:background-color="#ffffff" fo:color="#444444"/>
    </style:style>
    <style:style style:name="T11_10" style:family="text">
      <style:text-properties fo:background-color="#ffffff" fo:color="#444444"/>
    </style:style>
    <style:style style:name="T11_11" style:family="text">
      <style:text-properties fo:background-color="#ffffff" fo:color="#444444"/>
    </style:style>
    <style:style style:name="T11_12" style:family="text">
      <style:text-properties fo:background-color="#ffffff" fo:color="#444444"/>
    </style:style>
    <style:style style:name="P12" style:family="paragraph" style:parent-style-name="Standard">
      <style:paragraph-properties fo:break-before="auto" fo:line-height="115%" fo:margin-top="0cm" style:writing-mode="lr-tb"/>
    </style:style>
    <style:style style:name="T12_1" style:family="text">
      <style:text-properties fo:background-color="#ffffff" fo:color="#444444"/>
    </style:style>
    <style:style style:name="T12_2" style:family="text">
      <style:text-properties fo:background-color="#ffffff" fo:color="#444444"/>
    </style:style>
    <style:style style:name="T12_3" style:family="text">
      <style:text-properties fo:background-color="#ffffff" fo:color="#444444"/>
    </style:style>
    <style:style style:name="T12_4" style:family="text">
      <style:text-properties fo:background-color="#ffffff" fo:color="#444444"/>
    </style:style>
    <style:style style:name="T12_5" style:family="text">
      <style:text-properties fo:background-color="#ffffff" fo:color="#444444"/>
    </style:style>
    <style:style style:name="T12_6" style:family="text">
      <style:text-properties fo:background-color="#ffffff" fo:color="#444444"/>
    </style:style>
    <style:style style:name="T12_7" style:family="text">
      <style:text-properties fo:background-color="#ffffff" fo:color="#444444"/>
    </style:style>
    <style:style style:name="T12_8" style:family="text">
      <style:text-properties fo:background-color="#ffffff" fo:color="#444444"/>
    </style:style>
    <style:style style:name="T12_9" style:family="text">
      <style:text-properties fo:background-color="#ffffff" fo:color="#444444"/>
    </style:style>
    <style:style style:name="T12_10" style:family="text">
      <style:text-properties fo:background-color="#ffffff" fo:color="#444444"/>
    </style:style>
    <style:style style:name="T12_11" style:family="text">
      <style:text-properties fo:background-color="#ffffff" fo:color="#444444"/>
    </style:style>
    <style:style style:name="T12_12" style:family="text">
      <style:text-properties fo:background-color="#ffffff" fo:color="#444444"/>
    </style:style>
    <style:style style:name="T12_13" style:family="text">
      <style:text-properties fo:background-color="#ffffff" fo:color="#444444"/>
    </style:style>
    <style:style style:name="T12_14" style:family="text">
      <style:text-properties fo:background-color="#ffffff" fo:color="#444444"/>
    </style:style>
    <style:style style:name="T12_15" style:family="text">
      <style:text-properties fo:background-color="#ffffff" fo:color="#444444"/>
    </style:style>
    <style:style style:name="T12_16" style:family="text">
      <style:text-properties fo:background-color="#ffffff" fo:color="#444444"/>
    </style:style>
    <style:style style:name="T12_17" style:family="text">
      <style:text-properties fo:background-color="#ffffff" fo:color="#444444"/>
    </style:style>
    <style:style style:name="T12_18" style:family="text">
      <style:text-properties fo:background-color="#ffffff" fo:color="#444444"/>
    </style:style>
    <style:style style:name="T12_19" style:family="text">
      <style:text-properties fo:background-color="#ffffff" fo:color="#444444"/>
    </style:style>
    <style:style style:name="T12_20" style:family="text">
      <style:text-properties fo:background-color="#ffffff" fo:color="#444444"/>
    </style:style>
    <style:style style:name="T12_21" style:family="text">
      <style:text-properties fo:background-color="#ffffff" fo:color="#444444"/>
    </style:style>
    <style:style style:name="T12_22" style:family="text">
      <style:text-properties fo:background-color="#ffffff" fo:color="#444444"/>
    </style:style>
    <style:style style:name="T12_23" style:family="text">
      <style:text-properties fo:background-color="#ffffff" fo:color="#444444"/>
    </style:style>
    <style:style style:name="T12_24" style:family="text">
      <style:text-properties fo:background-color="#ffffff" fo:color="#444444"/>
    </style:style>
    <style:style style:name="T12_25" style:family="text">
      <style:text-properties fo:background-color="#ffffff" fo:color="#444444"/>
    </style:style>
    <style:style style:name="T12_26" style:family="text">
      <style:text-properties fo:background-color="#ffffff" fo:color="#444444"/>
    </style:style>
    <style:style style:name="T12_27" style:family="text">
      <style:text-properties fo:background-color="#ffffff" fo:color="#444444"/>
    </style:style>
    <style:style style:name="T12_28" style:family="text">
      <style:text-properties fo:background-color="#ffffff" fo:color="#444444"/>
    </style:style>
    <style:style style:name="T12_29" style:family="text">
      <style:text-properties fo:background-color="#ffffff" fo:color="#444444"/>
    </style:style>
    <style:style style:name="T12_30" style:family="text">
      <style:text-properties fo:background-color="#ffffff" fo:color="#444444"/>
    </style:style>
    <style:style style:name="T12_31" style:family="text">
      <style:text-properties fo:background-color="#ffffff" fo:color="#444444"/>
    </style:style>
    <style:style style:name="T12_32" style:family="text">
      <style:text-properties fo:background-color="#ffffff" fo:color="#444444"/>
    </style:style>
    <style:style style:name="T12_33" style:family="text">
      <style:text-properties fo:background-color="#ffffff" fo:color="#444444"/>
    </style:style>
    <style:style style:name="T12_34" style:family="text">
      <style:text-properties fo:background-color="#ffffff" fo:color="#444444"/>
    </style:style>
    <style:style style:name="T12_35" style:family="text">
      <style:text-properties fo:background-color="#ffffff" fo:color="#444444"/>
    </style:style>
    <style:style style:name="T12_36" style:family="text">
      <style:text-properties fo:background-color="#ffffff" fo:color="#444444"/>
    </style:style>
    <style:style style:name="T12_37" style:family="text">
      <style:text-properties fo:background-color="#ffffff" fo:color="#444444"/>
    </style:style>
    <style:style style:name="T12_38" style:family="text">
      <style:text-properties fo:background-color="#ffffff" fo:color="#444444"/>
    </style:style>
    <style:style style:name="T12_39" style:family="text">
      <style:text-properties fo:background-color="#ffffff" fo:color="#444444"/>
    </style:style>
    <style:style style:name="T12_40" style:family="text">
      <style:text-properties fo:background-color="#ffffff" fo:color="#444444"/>
    </style:style>
    <style:style style:name="T12_41" style:family="text">
      <style:text-properties fo:background-color="#ffffff" fo:color="#444444"/>
    </style:style>
    <style:style style:name="T12_42" style:family="text">
      <style:text-properties fo:background-color="#ffffff" fo:color="#444444"/>
    </style:style>
    <style:style style:name="P13" style:family="paragraph" style:parent-style-name="Standard">
      <style:paragraph-properties fo:break-before="auto" fo:line-height="115%" fo:margin-top="0cm" fo:margin-bottom="0cm" style:writing-mode="lr-tb"/>
    </style:style>
    <style:style style:name="T13_1" style:family="text">
      <style:text-properties fo:background-color="#ffffff" fo:color="#444444"/>
    </style:style>
    <style:style style:name="T13_2" style:family="text">
      <style:text-properties fo:background-color="#ffffff" fo:color="#444444"/>
    </style:style>
    <style:style style:name="T13_3" style:family="text">
      <style:text-properties fo:background-color="#ffffff" fo:color="#444444"/>
    </style:style>
    <style:style style:name="T13_4" style:family="text">
      <style:text-properties fo:background-color="#ffffff" fo:color="#444444"/>
    </style:style>
    <style:style style:name="T13_5" style:family="text">
      <style:text-properties fo:background-color="#ffffff" fo:color="#444444"/>
    </style:style>
    <style:style style:name="T13_6" style:family="text">
      <style:text-properties fo:background-color="#ffffff" fo:color="#444444"/>
    </style:style>
    <style:style style:name="T13_7" style:family="text">
      <style:text-properties fo:background-color="#ffffff" fo:color="#444444"/>
    </style:style>
    <style:style style:name="T13_8" style:family="text">
      <style:text-properties fo:background-color="#ffffff" fo:color="#444444"/>
    </style:style>
    <style:style style:name="P14" style:family="paragraph" style:parent-style-name="Standard">
      <style:paragraph-properties fo:break-before="auto" fo:line-height="115%" style:writing-mode="lr-tb"/>
      <style:text-properties fo:background-color="#ffffff" fo:color="#444444"/>
    </style:style>
    <style:style style:name="P15" style:family="paragraph" style:parent-style-name="Standard">
      <style:paragraph-properties fo:break-before="auto" fo:line-height="115%" style:writing-mode="lr-tb"/>
    </style:style>
    <style:style style:name="T15_1" style:family="text">
      <style:text-properties fo:background-color="#ffffff" fo:color="#444444" fo:font-weight="bold" style:font-weight-asian="bold" style:font-weight-complex="bold"/>
    </style:style>
    <style:style style:name="T15_2" style:family="text">
      <style:text-properties fo:background-color="#ffffff" fo:color="#444444" fo:font-weight="bold" style:font-weight-asian="bold" style:font-weight-complex="bold"/>
    </style:style>
    <style:style style:name="T15_3" style:family="text">
      <style:text-properties fo:background-color="#ffffff" fo:color="#444444" fo:font-weight="bold" style:font-weight-asian="bold" style:font-weight-complex="bold"/>
    </style:style>
    <style:style style:name="T15_4" style:family="text">
      <style:text-properties fo:background-color="#ffffff" fo:color="#444444" fo:font-weight="bold" style:font-weight-asian="bold" style:font-weight-complex="bold"/>
    </style:style>
    <style:style style:name="T15_5" style:family="text">
      <style:text-properties fo:background-color="#ffffff" fo:color="#444444" fo:font-weight="bold" style:font-weight-asian="bold" style:font-weight-complex="bold"/>
    </style:style>
    <style:style style:name="T15_6" style:family="text">
      <style:text-properties fo:background-color="#ffffff" fo:color="#444444" fo:font-weight="bold" style:font-weight-asian="bold" style:font-weight-complex="bold"/>
    </style:style>
    <style:style style:name="T15_7" style:family="text">
      <style:text-properties fo:background-color="#ffffff" fo:color="#444444" fo:font-weight="bold" style:font-weight-asian="bold" style:font-weight-complex="bold"/>
    </style:style>
    <style:style style:name="P16" style:family="paragraph" style:parent-style-name="Standard">
      <style:paragraph-properties fo:break-before="auto" fo:line-height="115%" style:writing-mode="lr-tb"/>
    </style:style>
    <style:style style:name="T16_1" style:family="text">
      <style:text-properties fo:background-color="#ffffff" fo:color="#444444"/>
    </style:style>
    <style:style style:name="T16_2" style:family="text">
      <style:text-properties fo:background-color="#ffffff" fo:color="#444444"/>
    </style:style>
    <style:style style:name="T16_3" style:family="text">
      <style:text-properties fo:background-color="#ffffff" fo:color="#444444"/>
    </style:style>
    <style:style style:name="T16_4" style:family="text">
      <style:text-properties fo:background-color="#ffffff" fo:color="#444444"/>
    </style:style>
    <style:style style:name="T16_5" style:family="text">
      <style:text-properties fo:background-color="#ffffff" fo:color="#444444"/>
    </style:style>
    <style:style style:name="T16_6" style:family="text">
      <style:text-properties fo:background-color="#ffffff" fo:color="#444444"/>
    </style:style>
    <style:style style:name="T16_7" style:family="text">
      <style:text-properties fo:background-color="#ffffff" fo:color="#444444"/>
    </style:style>
    <style:style style:name="T16_8" style:family="text">
      <style:text-properties fo:background-color="#ffffff" fo:color="#444444"/>
    </style:style>
    <style:style style:name="T16_9" style:family="text">
      <style:text-properties fo:background-color="#ffffff" fo:color="#444444"/>
    </style:style>
    <style:style style:name="T16_10" style:family="text">
      <style:text-properties fo:background-color="#ffffff" fo:color="#444444"/>
    </style:style>
    <style:style style:name="T16_11" style:family="text">
      <style:text-properties fo:background-color="#ffffff" fo:color="#444444"/>
    </style:style>
    <style:style style:name="T16_12" style:family="text">
      <style:text-properties fo:background-color="#ffffff" fo:color="#444444"/>
    </style:style>
    <style:style style:name="T16_13" style:family="text">
      <style:text-properties fo:background-color="#ffffff" fo:color="#444444"/>
    </style:style>
    <style:style style:name="T16_14" style:family="text">
      <style:text-properties fo:background-color="#ffffff" fo:color="#444444"/>
    </style:style>
    <style:style style:name="T16_15" style:family="text">
      <style:text-properties fo:background-color="#ffffff" fo:color="#444444"/>
    </style:style>
    <style:style style:name="T16_16" style:family="text">
      <style:text-properties fo:background-color="#ffffff" fo:color="#444444"/>
    </style:style>
    <style:style style:name="T16_17" style:family="text">
      <style:text-properties fo:background-color="#ffffff" fo:color="#444444"/>
    </style:style>
    <style:style style:name="T16_18" style:family="text">
      <style:text-properties fo:background-color="#ffffff" fo:color="#444444"/>
    </style:style>
    <style:style style:name="T16_19" style:family="text">
      <style:text-properties fo:background-color="#ffffff" fo:color="#444444"/>
    </style:style>
    <style:style style:name="T16_20" style:family="text">
      <style:text-properties fo:background-color="#ffffff" fo:color="#444444"/>
    </style:style>
    <style:style style:name="T16_21" style:family="text">
      <style:text-properties fo:background-color="#ffffff" fo:color="#444444"/>
    </style:style>
    <style:style style:name="T16_22" style:family="text">
      <style:text-properties fo:background-color="#ffffff" fo:color="#444444"/>
    </style:style>
    <style:style style:name="T16_23" style:family="text">
      <style:text-properties fo:background-color="#ffffff" fo:color="#444444"/>
    </style:style>
    <style:style style:name="T16_24" style:family="text">
      <style:text-properties fo:background-color="#ffffff" fo:color="#444444"/>
    </style:style>
    <style:style style:name="T16_25" style:family="text">
      <style:text-properties fo:background-color="#ffffff" fo:color="#444444"/>
    </style:style>
    <style:style style:name="T16_26" style:family="text">
      <style:text-properties fo:background-color="#ffffff" fo:color="#444444"/>
    </style:style>
    <style:style style:name="T16_27" style:family="text">
      <style:text-properties fo:background-color="#ffffff" fo:color="#444444"/>
    </style:style>
    <style:style style:name="T16_28" style:family="text">
      <style:text-properties fo:background-color="#ffffff" fo:color="#444444"/>
    </style:style>
    <style:style style:name="T16_29" style:family="text">
      <style:text-properties fo:background-color="#ffffff" fo:color="#444444"/>
    </style:style>
    <style:style style:name="T16_30" style:family="text">
      <style:text-properties fo:background-color="#ffffff" fo:color="#444444"/>
    </style:style>
    <style:style style:name="T16_31" style:family="text">
      <style:text-properties fo:background-color="#ffffff" fo:color="#444444"/>
    </style:style>
    <style:style style:name="T16_32" style:family="text">
      <style:text-properties fo:background-color="#ffffff" fo:color="#444444"/>
    </style:style>
    <style:style style:name="T16_33" style:family="text">
      <style:text-properties fo:background-color="#ffffff" fo:color="#444444"/>
    </style:style>
    <style:style style:name="T16_34" style:family="text">
      <style:text-properties fo:background-color="#ffffff" fo:color="#444444"/>
    </style:style>
    <style:style style:name="T16_35" style:family="text">
      <style:text-properties fo:background-color="#ffffff" fo:color="#444444"/>
    </style:style>
    <style:style style:name="T16_36" style:family="text">
      <style:text-properties fo:background-color="#ffffff" fo:color="#444444"/>
    </style:style>
    <style:style style:name="T16_37" style:family="text">
      <style:text-properties fo:background-color="#ffffff" fo:color="#444444"/>
    </style:style>
    <style:style style:name="T16_38" style:family="text">
      <style:text-properties fo:background-color="#ffffff" fo:color="#444444"/>
    </style:style>
    <style:style style:name="T16_39" style:family="text">
      <style:text-properties fo:background-color="#ffffff" fo:color="#444444"/>
    </style:style>
    <style:style style:name="T16_40" style:family="text">
      <style:text-properties fo:background-color="#ffffff" fo:color="#444444"/>
    </style:style>
    <style:style style:name="T16_41" style:family="text">
      <style:text-properties fo:background-color="#ffffff" fo:color="#444444"/>
    </style:style>
    <style:style style:name="T16_42" style:family="text">
      <style:text-properties fo:background-color="#ffffff" fo:color="#444444"/>
    </style:style>
    <style:style style:name="T16_43" style:family="text">
      <style:text-properties fo:background-color="#ffffff" fo:color="#444444"/>
    </style:style>
    <style:style style:name="T16_44" style:family="text">
      <style:text-properties fo:background-color="#ffffff" fo:color="#444444"/>
    </style:style>
    <style:style style:name="T16_45" style:family="text">
      <style:text-properties fo:background-color="#ffffff" fo:color="#444444"/>
    </style:style>
    <style:style style:name="T16_46" style:family="text">
      <style:text-properties fo:background-color="#ffffff" fo:color="#444444"/>
    </style:style>
    <style:style style:name="T16_47" style:family="text">
      <style:text-properties fo:background-color="#ffffff" fo:color="#444444"/>
    </style:style>
    <style:style style:name="T16_48" style:family="text">
      <style:text-properties fo:background-color="#ffffff" fo:color="#444444"/>
    </style:style>
    <style:style style:name="T16_49" style:family="text">
      <style:text-properties fo:background-color="#ffffff" fo:color="#444444"/>
    </style:style>
    <style:style style:name="T16_50" style:family="text">
      <style:text-properties fo:background-color="#ffffff" fo:color="#444444"/>
    </style:style>
    <style:style style:name="T16_51" style:family="text">
      <style:text-properties fo:background-color="#ffffff" fo:color="#444444"/>
    </style:style>
    <style:style style:name="T16_52" style:family="text">
      <style:text-properties fo:background-color="#ffffff" fo:color="#444444"/>
    </style:style>
    <style:style style:name="T16_53" style:family="text">
      <style:text-properties fo:background-color="#ffffff" fo:color="#444444"/>
    </style:style>
    <style:style style:name="T16_54" style:family="text">
      <style:text-properties fo:background-color="#ffffff" fo:color="#444444"/>
    </style:style>
    <style:style style:name="T16_55" style:family="text">
      <style:text-properties fo:background-color="#ffffff" fo:color="#444444"/>
    </style:style>
    <style:style style:name="T16_56" style:family="text">
      <style:text-properties fo:background-color="#ffffff" fo:color="#444444"/>
    </style:style>
    <style:style style:name="T16_57" style:family="text">
      <style:text-properties fo:background-color="#ffffff" fo:color="#444444"/>
    </style:style>
    <style:style style:name="T16_58" style:family="text">
      <style:text-properties fo:background-color="#ffffff" fo:color="#444444"/>
    </style:style>
    <style:style style:name="T16_59" style:family="text">
      <style:text-properties fo:background-color="#ffffff" fo:color="#444444"/>
    </style:style>
    <style:style style:name="T16_60" style:family="text">
      <style:text-properties fo:background-color="#ffffff" fo:color="#444444"/>
    </style:style>
    <style:style style:name="T16_61" style:family="text">
      <style:text-properties fo:background-color="#ffffff" fo:color="#444444"/>
    </style:style>
    <style:style style:name="T16_62" style:family="text">
      <style:text-properties fo:background-color="#ffffff" fo:color="#444444"/>
    </style:style>
    <style:style style:name="T16_63" style:family="text">
      <style:text-properties fo:background-color="#ffffff" fo:color="#444444"/>
    </style:style>
    <style:style style:name="T16_64" style:family="text">
      <style:text-properties fo:background-color="#ffffff" fo:color="#444444"/>
    </style:style>
    <style:style style:name="T16_65" style:family="text">
      <style:text-properties fo:background-color="#ffffff" fo:color="#444444"/>
    </style:style>
    <style:style style:name="T16_66" style:family="text">
      <style:text-properties fo:background-color="#ffffff" fo:color="#444444"/>
    </style:style>
    <style:style style:name="T16_67" style:family="text">
      <style:text-properties fo:background-color="#ffffff" fo:color="#444444"/>
    </style:style>
    <style:style style:name="T16_68" style:family="text">
      <style:text-properties fo:background-color="#ffffff" fo:color="#444444"/>
    </style:style>
    <style:style style:name="T16_69" style:family="text"/>
    <style:style style:name="T16_70" style:family="text">
      <style:text-properties fo:background-color="#ffffff" fo:color="#444444" style:text-underline-style="solid" style:text-underline-color="font-color"/>
    </style:style>
    <style:style style:name="T16_71" style:family="text"/>
    <style:style style:name="T16_72" style:family="text">
      <style:text-properties fo:background-color="#ffffff" fo:color="#444444" style:text-underline-style="solid" style:text-underline-color="font-color"/>
    </style:style>
    <style:style style:name="T16_73" style:family="text"/>
    <style:style style:name="T16_74" style:family="text">
      <style:text-properties fo:background-color="#ffffff" fo:color="#444444" style:text-underline-style="solid" style:text-underline-color="font-color"/>
    </style:style>
    <style:style style:name="T16_75" style:family="text"/>
    <style:style style:name="T16_76" style:family="text">
      <style:text-properties fo:background-color="#ffffff" fo:color="#444444" style:text-underline-style="solid" style:text-underline-color="font-color"/>
    </style:style>
    <style:style style:name="T16_77" style:family="text"/>
    <style:style style:name="T16_78" style:family="text">
      <style:text-properties fo:background-color="#ffffff" fo:color="#444444" style:text-underline-style="solid" style:text-underline-color="font-color"/>
    </style:style>
    <style:style style:name="T16_79" style:family="text"/>
    <style:style style:name="T16_80" style:family="text">
      <style:text-properties fo:background-color="#ffffff" fo:color="#444444" style:text-underline-style="solid" style:text-underline-color="font-color"/>
    </style:style>
    <style:style style:name="T16_81" style:family="text"/>
    <style:style style:name="T16_82" style:family="text">
      <style:text-properties fo:background-color="#ffffff" fo:color="#444444" style:text-underline-style="solid" style:text-underline-color="font-color"/>
    </style:style>
    <style:style style:name="T16_83" style:family="text"/>
    <style:style style:name="T16_84" style:family="text">
      <style:text-properties fo:background-color="#ffffff" fo:color="#444444" style:text-underline-style="solid" style:text-underline-color="font-color"/>
    </style:style>
    <style:style style:name="T16_85" style:family="text">
      <style:text-properties fo:background-color="#ffffff" fo:color="#444444"/>
    </style:style>
    <style:style style:name="P17" style:family="paragraph" style:parent-style-name="Standard">
      <style:paragraph-properties fo:break-before="auto" fo:line-height="115%" style:writing-mode="lr-tb"/>
      <style:text-properties fo:background-color="#ffffff" fo:color="#444444"/>
    </style:style>
    <style:style style:name="P18" style:family="paragraph" style:parent-style-name="Standard">
      <style:paragraph-properties fo:break-before="auto" fo:line-height="115%" style:writing-mode="lr-tb"/>
    </style:style>
    <style:style style:name="T18_1" style:family="text">
      <style:text-properties fo:background-color="#ffffff" fo:color="#444444" fo:font-weight="bold" style:font-weight-asian="bold" style:font-weight-complex="bold"/>
    </style:style>
    <style:style style:name="T18_2" style:family="text">
      <style:text-properties fo:background-color="#ffffff" fo:color="#444444" fo:font-weight="bold" style:font-weight-asian="bold" style:font-weight-complex="bold"/>
    </style:style>
    <style:style style:name="T18_3" style:family="text">
      <style:text-properties fo:background-color="#ffffff" fo:color="#444444" fo:font-weight="bold" style:font-weight-asian="bold" style:font-weight-complex="bold"/>
    </style:style>
    <style:style style:name="T18_4" style:family="text">
      <style:text-properties fo:background-color="#ffffff" fo:color="#444444" fo:font-weight="bold" style:font-weight-asian="bold" style:font-weight-complex="bold"/>
    </style:style>
    <style:style style:name="T18_5" style:family="text">
      <style:text-properties fo:background-color="#ffffff" fo:color="#444444" fo:font-weight="bold" style:font-weight-asian="bold" style:font-weight-complex="bold"/>
    </style:style>
    <style:style style:name="T18_6" style:family="text">
      <style:text-properties fo:background-color="#ffffff" fo:color="#444444" fo:font-weight="bold" style:font-weight-asian="bold" style:font-weight-complex="bold"/>
    </style:style>
    <style:style style:name="T18_7" style:family="text">
      <style:text-properties fo:background-color="#ffffff" fo:color="#444444" fo:font-weight="bold" style:font-weight-asian="bold" style:font-weight-complex="bold"/>
    </style:style>
    <style:style style:name="T18_8" style:family="text">
      <style:text-properties fo:background-color="#ffffff" fo:color="#444444" fo:font-weight="bold" style:font-weight-asian="bold" style:font-weight-complex="bold"/>
    </style:style>
    <style:style style:name="P19" style:family="paragraph" style:parent-style-name="Standard">
      <style:paragraph-properties fo:break-before="auto" fo:line-height="115%" style:writing-mode="lr-tb"/>
    </style:style>
    <style:style style:name="T19_1" style:family="text">
      <style:text-properties fo:background-color="#ffffff" fo:color="#444444"/>
    </style:style>
    <style:style style:name="T19_2" style:family="text">
      <style:text-properties fo:background-color="#ffffff" fo:color="#444444"/>
    </style:style>
    <style:style style:name="T19_3" style:family="text">
      <style:text-properties fo:background-color="#ffffff" fo:color="#444444"/>
    </style:style>
    <style:style style:name="T19_4" style:family="text">
      <style:text-properties fo:background-color="#ffffff" fo:color="#444444"/>
    </style:style>
    <style:style style:name="T19_5" style:family="text">
      <style:text-properties fo:background-color="#ffffff" fo:color="#444444"/>
    </style:style>
    <style:style style:name="T19_6" style:family="text">
      <style:text-properties fo:background-color="#ffffff" fo:color="#444444"/>
    </style:style>
    <style:style style:name="T19_7" style:family="text">
      <style:text-properties fo:background-color="#ffffff" fo:color="#444444"/>
    </style:style>
    <style:style style:name="T19_8" style:family="text">
      <style:text-properties fo:background-color="#ffffff" fo:color="#444444"/>
    </style:style>
    <style:style style:name="T19_9" style:family="text">
      <style:text-properties fo:background-color="#ffffff" fo:color="#444444"/>
    </style:style>
    <style:style style:name="T19_10" style:family="text">
      <style:text-properties fo:background-color="#ffffff" fo:color="#444444"/>
    </style:style>
    <style:style style:name="T19_11" style:family="text">
      <style:text-properties fo:background-color="#ffffff" fo:color="#444444"/>
    </style:style>
    <style:style style:name="T19_12" style:family="text">
      <style:text-properties fo:background-color="#ffffff" fo:color="#444444"/>
    </style:style>
    <style:style style:name="T19_13" style:family="text">
      <style:text-properties fo:background-color="#ffffff" fo:color="#444444"/>
    </style:style>
    <style:style style:name="T19_14" style:family="text">
      <style:text-properties fo:background-color="#ffffff" fo:color="#444444"/>
    </style:style>
    <style:style style:name="T19_15" style:family="text">
      <style:text-properties fo:background-color="#ffffff" fo:color="#444444"/>
    </style:style>
    <style:style style:name="T19_16" style:family="text">
      <style:text-properties fo:background-color="#ffffff" fo:color="#444444"/>
    </style:style>
    <style:style style:name="T19_17" style:family="text">
      <style:text-properties fo:background-color="#ffffff" fo:color="#444444"/>
    </style:style>
    <style:style style:name="T19_18" style:family="text">
      <style:text-properties fo:background-color="#ffffff" fo:color="#444444"/>
    </style:style>
    <style:style style:name="T19_19" style:family="text">
      <style:text-properties fo:background-color="#ffffff" fo:color="#444444"/>
    </style:style>
    <style:style style:name="T19_20" style:family="text">
      <style:text-properties fo:background-color="#ffffff" fo:color="#444444"/>
    </style:style>
    <style:style style:name="T19_21" style:family="text">
      <style:text-properties fo:background-color="#ffffff" fo:color="#444444"/>
    </style:style>
    <style:style style:name="T19_22" style:family="text">
      <style:text-properties fo:background-color="#ffffff" fo:color="#444444"/>
    </style:style>
    <style:style style:name="T19_23" style:family="text">
      <style:text-properties fo:background-color="#ffffff" fo:color="#444444"/>
    </style:style>
    <style:style style:name="T19_24" style:family="text">
      <style:text-properties fo:background-color="#ffffff" fo:color="#444444"/>
    </style:style>
    <style:style style:name="T19_25" style:family="text">
      <style:text-properties fo:background-color="#ffffff" fo:color="#444444"/>
    </style:style>
    <style:style style:name="T19_26" style:family="text">
      <style:text-properties fo:background-color="#ffffff" fo:color="#444444"/>
    </style:style>
    <style:style style:name="T19_27" style:family="text">
      <style:text-properties fo:background-color="#ffffff" fo:color="#444444"/>
    </style:style>
    <style:style style:name="T19_28" style:family="text">
      <style:text-properties fo:background-color="#ffffff" fo:color="#444444"/>
    </style:style>
    <style:style style:name="T19_29" style:family="text">
      <style:text-properties fo:background-color="#ffffff" fo:color="#444444"/>
    </style:style>
    <style:style style:name="T19_30" style:family="text">
      <style:text-properties fo:background-color="#ffffff" fo:color="#444444"/>
    </style:style>
    <style:style style:name="T19_31" style:family="text">
      <style:text-properties fo:background-color="#ffffff" fo:color="#444444"/>
    </style:style>
    <style:style style:name="T19_32" style:family="text">
      <style:text-properties fo:background-color="#ffffff" fo:color="#444444"/>
    </style:style>
    <style:style style:name="T19_33" style:family="text">
      <style:text-properties fo:background-color="#ffffff" fo:color="#444444"/>
    </style:style>
    <style:style style:name="T19_34" style:family="text">
      <style:text-properties fo:background-color="#ffffff" fo:color="#444444"/>
    </style:style>
    <style:style style:name="T19_35" style:family="text">
      <style:text-properties fo:background-color="#ffffff" fo:color="#444444"/>
    </style:style>
    <style:style style:name="T19_36" style:family="text">
      <style:text-properties fo:background-color="#ffffff" fo:color="#444444"/>
    </style:style>
    <style:style style:name="T19_37" style:family="text">
      <style:text-properties fo:background-color="#ffffff" fo:color="#444444"/>
    </style:style>
    <style:style style:name="T19_38" style:family="text">
      <style:text-properties fo:background-color="#ffffff" fo:color="#444444"/>
    </style:style>
    <style:style style:name="T19_39" style:family="text">
      <style:text-properties fo:background-color="#ffffff" fo:color="#444444"/>
    </style:style>
    <style:style style:name="T19_40" style:family="text">
      <style:text-properties fo:background-color="#ffffff" fo:color="#444444"/>
    </style:style>
    <style:style style:name="T19_41" style:family="text">
      <style:text-properties fo:background-color="#ffffff" fo:color="#444444"/>
    </style:style>
    <style:style style:name="T19_42" style:family="text">
      <style:text-properties fo:background-color="#ffffff" fo:color="#444444"/>
    </style:style>
    <style:style style:name="T19_43" style:family="text">
      <style:text-properties fo:background-color="#ffffff" fo:color="#444444"/>
    </style:style>
    <style:style style:name="T19_44" style:family="text">
      <style:text-properties fo:background-color="#ffffff" fo:color="#444444"/>
    </style:style>
    <style:style style:name="T19_45" style:family="text">
      <style:text-properties fo:background-color="#ffffff" fo:color="#444444"/>
    </style:style>
    <style:style style:name="T19_46" style:family="text">
      <style:text-properties fo:background-color="#ffffff" fo:color="#444444"/>
    </style:style>
    <style:style style:name="T19_47" style:family="text">
      <style:text-properties fo:background-color="#ffffff" fo:color="#444444"/>
    </style:style>
    <style:style style:name="T19_48" style:family="text">
      <style:text-properties fo:background-color="#ffffff" fo:color="#444444"/>
    </style:style>
    <style:style style:name="T19_49" style:family="text">
      <style:text-properties fo:background-color="#ffffff" fo:color="#444444"/>
    </style:style>
    <style:style style:name="T19_50" style:family="text">
      <style:text-properties fo:background-color="#ffffff" fo:color="#444444"/>
    </style:style>
    <style:style style:name="T19_51" style:family="text">
      <style:text-properties fo:background-color="#ffffff" fo:color="#444444"/>
    </style:style>
    <style:style style:name="T19_52" style:family="text">
      <style:text-properties fo:background-color="#ffffff" fo:color="#444444"/>
    </style:style>
    <style:style style:name="T19_53" style:family="text">
      <style:text-properties fo:background-color="#ffffff" fo:color="#444444"/>
    </style:style>
    <style:style style:name="T19_54" style:family="text">
      <style:text-properties fo:background-color="#ffffff" fo:color="#444444"/>
    </style:style>
    <style:style style:name="T19_55" style:family="text">
      <style:text-properties fo:background-color="#ffffff" fo:color="#444444"/>
    </style:style>
    <style:style style:name="T19_56" style:family="text">
      <style:text-properties fo:background-color="#ffffff" fo:color="#444444"/>
    </style:style>
    <style:style style:name="T19_57" style:family="text">
      <style:text-properties fo:background-color="#ffffff" fo:color="#444444"/>
    </style:style>
    <style:style style:name="T19_58" style:family="text">
      <style:text-properties fo:background-color="#ffffff" fo:color="#444444"/>
    </style:style>
    <style:style style:name="T19_59" style:family="text">
      <style:text-properties fo:background-color="#ffffff" fo:color="#444444"/>
    </style:style>
    <style:style style:name="T19_60" style:family="text">
      <style:text-properties fo:background-color="#ffffff" fo:color="#444444"/>
    </style:style>
    <style:style style:name="T19_61" style:family="text">
      <style:text-properties fo:background-color="#ffffff" fo:color="#444444"/>
    </style:style>
    <style:style style:name="T19_62" style:family="text">
      <style:text-properties fo:background-color="#ffffff" fo:color="#444444"/>
    </style:style>
    <style:style style:name="T19_63" style:family="text">
      <style:text-properties fo:background-color="#ffffff" fo:color="#444444"/>
    </style:style>
    <style:style style:name="T19_64" style:family="text">
      <style:text-properties fo:background-color="#ffffff" fo:color="#444444"/>
    </style:style>
    <style:style style:name="T19_65" style:family="text">
      <style:text-properties fo:background-color="#ffffff" fo:color="#444444"/>
    </style:style>
    <style:style style:name="T19_66" style:family="text">
      <style:text-properties fo:background-color="#ffffff" fo:color="#444444"/>
    </style:style>
    <style:style style:name="T19_67" style:family="text">
      <style:text-properties fo:background-color="#ffffff" fo:color="#444444"/>
    </style:style>
    <style:style style:name="T19_68" style:family="text">
      <style:text-properties fo:background-color="#ffffff" fo:color="#444444"/>
    </style:style>
    <style:style style:name="T19_69" style:family="text">
      <style:text-properties fo:background-color="#ffffff" fo:color="#444444"/>
    </style:style>
    <style:style style:name="T19_70" style:family="text">
      <style:text-properties fo:background-color="#ffffff" fo:color="#444444"/>
    </style:style>
    <style:style style:name="T19_71" style:family="text">
      <style:text-properties fo:background-color="#ffffff" fo:color="#444444"/>
    </style:style>
    <style:style style:name="T19_72" style:family="text">
      <style:text-properties fo:background-color="#ffffff" fo:color="#444444"/>
    </style:style>
    <style:style style:name="T19_73" style:family="text">
      <style:text-properties fo:background-color="#ffffff" fo:color="#444444"/>
    </style:style>
    <style:style style:name="T19_74" style:family="text">
      <style:text-properties fo:background-color="#ffffff" fo:color="#444444"/>
    </style:style>
    <style:style style:name="T19_75" style:family="text">
      <style:text-properties fo:background-color="#ffffff" fo:color="#444444"/>
    </style:style>
    <style:style style:name="T19_76" style:family="text">
      <style:text-properties fo:background-color="#ffffff" fo:color="#444444"/>
    </style:style>
    <style:style style:name="T19_77" style:family="text">
      <style:text-properties fo:background-color="#ffffff" fo:color="#444444"/>
    </style:style>
    <style:style style:name="T19_78" style:family="text">
      <style:text-properties fo:background-color="#ffffff" fo:color="#444444"/>
    </style:style>
    <style:style style:name="T19_79" style:family="text">
      <style:text-properties fo:background-color="#ffffff" fo:color="#444444"/>
    </style:style>
    <style:style style:name="T19_80" style:family="text">
      <style:text-properties fo:background-color="#ffffff" fo:color="#444444"/>
    </style:style>
    <style:style style:name="T19_81" style:family="text">
      <style:text-properties fo:background-color="#ffffff" fo:color="#444444"/>
    </style:style>
    <style:style style:name="T19_82" style:family="text">
      <style:text-properties fo:background-color="#ffffff" fo:color="#444444"/>
    </style:style>
    <style:style style:name="T19_83" style:family="text">
      <style:text-properties fo:background-color="#ffffff" fo:color="#444444"/>
    </style:style>
    <style:style style:name="T19_84" style:family="text">
      <style:text-properties fo:background-color="#ffffff" fo:color="#444444"/>
    </style:style>
    <style:style style:name="T19_85" style:family="text">
      <style:text-properties fo:background-color="#ffffff" fo:color="#444444"/>
    </style:style>
    <style:style style:name="T19_86" style:family="text">
      <style:text-properties fo:background-color="#ffffff" fo:color="#444444"/>
    </style:style>
    <style:style style:name="T19_87" style:family="text"/>
    <style:style style:name="T19_88" style:family="text">
      <style:text-properties fo:background-color="#ffffff" fo:color="#444444" style:text-underline-style="solid" style:text-underline-color="font-color"/>
    </style:style>
    <style:style style:name="T19_89" style:family="text"/>
    <style:style style:name="T19_90" style:family="text">
      <style:text-properties fo:background-color="#ffffff" fo:color="#444444" style:text-underline-style="solid" style:text-underline-color="font-color"/>
    </style:style>
    <style:style style:name="T19_91" style:family="text"/>
    <style:style style:name="T19_92" style:family="text">
      <style:text-properties fo:background-color="#ffffff" fo:color="#444444" style:text-underline-style="solid" style:text-underline-color="font-color"/>
    </style:style>
    <style:style style:name="T19_93" style:family="text">
      <style:text-properties fo:background-color="#ffffff" fo:color="#444444"/>
    </style:style>
    <style:style style:name="T19_94" style:family="text">
      <style:text-properties fo:background-color="#ffffff" fo:color="#444444"/>
    </style:style>
    <style:style style:name="T19_95" style:family="text">
      <style:text-properties fo:background-color="#ffffff" fo:color="#444444"/>
    </style:style>
    <style:style style:name="T19_96" style:family="text">
      <style:text-properties fo:background-color="#ffffff" fo:color="#444444"/>
    </style:style>
    <style:style style:name="T19_97" style:family="text">
      <style:text-properties fo:background-color="#ffffff" fo:color="#444444"/>
    </style:style>
    <style:style style:name="T19_98" style:family="text">
      <style:text-properties fo:background-color="#ffffff" fo:color="#444444"/>
    </style:style>
    <style:style style:name="T19_99" style:family="text">
      <style:text-properties fo:background-color="#ffffff" fo:color="#444444"/>
    </style:style>
    <style:style style:name="T19_100" style:family="text">
      <style:text-properties fo:background-color="#ffffff" fo:color="#444444"/>
    </style:style>
    <style:style style:name="T19_101" style:family="text">
      <style:text-properties fo:background-color="#ffffff" fo:color="#444444"/>
    </style:style>
    <style:style style:name="T19_102" style:family="text">
      <style:text-properties fo:background-color="#ffffff" fo:color="#444444"/>
    </style:style>
    <style:style style:name="T19_103" style:family="text">
      <style:text-properties fo:background-color="#ffffff" fo:color="#444444"/>
    </style:style>
    <style:style style:name="T19_104" style:family="text">
      <style:text-properties fo:background-color="#ffffff" fo:color="#444444"/>
    </style:style>
    <style:style style:name="T19_105" style:family="text">
      <style:text-properties fo:background-color="#ffffff" fo:color="#444444"/>
    </style:style>
    <style:style style:name="T19_106" style:family="text">
      <style:text-properties fo:background-color="#ffffff" fo:color="#444444"/>
    </style:style>
    <style:style style:name="T19_107" style:family="text">
      <style:text-properties fo:background-color="#ffffff" fo:color="#444444"/>
    </style:style>
    <style:style style:name="T19_108" style:family="text">
      <style:text-properties fo:background-color="#ffffff" fo:color="#444444"/>
    </style:style>
    <style:style style:name="T19_109" style:family="text">
      <style:text-properties fo:background-color="#ffffff" fo:color="#444444"/>
    </style:style>
    <style:style style:name="T19_110" style:family="text">
      <style:text-properties fo:background-color="#ffffff" fo:color="#444444"/>
    </style:style>
    <style:style style:name="T19_111" style:family="text">
      <style:text-properties fo:background-color="#ffffff" fo:color="#444444"/>
    </style:style>
    <style:style style:name="T19_112" style:family="text">
      <style:text-properties fo:background-color="#ffffff" fo:color="#444444"/>
    </style:style>
    <style:style style:name="T19_113" style:family="text">
      <style:text-properties fo:background-color="#ffffff" fo:color="#444444"/>
    </style:style>
    <style:style style:name="T19_114" style:family="text">
      <style:text-properties fo:background-color="#ffffff" fo:color="#444444"/>
    </style:style>
    <style:style style:name="T19_115" style:family="text">
      <style:text-properties fo:background-color="#ffffff" fo:color="#444444"/>
    </style:style>
    <style:style style:name="T19_116" style:family="text">
      <style:text-properties fo:background-color="#ffffff" fo:color="#444444"/>
    </style:style>
    <style:style style:name="T19_117" style:family="text">
      <style:text-properties fo:background-color="#ffffff" fo:color="#444444"/>
    </style:style>
    <style:style style:name="T19_118" style:family="text">
      <style:text-properties fo:background-color="#ffffff" fo:color="#444444"/>
    </style:style>
    <style:style style:name="T19_119" style:family="text">
      <style:text-properties fo:background-color="#ffffff" fo:color="#444444"/>
    </style:style>
    <style:style style:name="T19_120" style:family="text">
      <style:text-properties fo:background-color="#ffffff" fo:color="#444444"/>
    </style:style>
    <style:style style:name="T19_121" style:family="text">
      <style:text-properties fo:background-color="#ffffff" fo:color="#444444"/>
    </style:style>
    <style:style style:name="T19_122" style:family="text">
      <style:text-properties fo:background-color="#ffffff" fo:color="#444444"/>
    </style:style>
    <style:style style:name="T19_123" style:family="text">
      <style:text-properties fo:background-color="#ffffff" fo:color="#444444"/>
    </style:style>
    <style:style style:name="T19_124" style:family="text">
      <style:text-properties fo:background-color="#ffffff" fo:color="#444444"/>
    </style:style>
    <style:style style:name="T19_125" style:family="text">
      <style:text-properties fo:background-color="#ffffff" fo:color="#444444"/>
    </style:style>
    <style:style style:name="T19_126" style:family="text">
      <style:text-properties fo:background-color="#ffffff" fo:color="#444444"/>
    </style:style>
    <style:style style:name="T19_127" style:family="text">
      <style:text-properties fo:background-color="#ffffff" fo:color="#444444"/>
    </style:style>
    <style:style style:name="T19_128" style:family="text">
      <style:text-properties fo:background-color="#ffffff" fo:color="#444444"/>
    </style:style>
    <style:style style:name="T19_129" style:family="text">
      <style:text-properties fo:background-color="#ffffff" fo:color="#444444"/>
    </style:style>
    <style:style style:name="T19_130" style:family="text">
      <style:text-properties fo:background-color="#ffffff" fo:color="#444444"/>
    </style:style>
    <style:style style:name="T19_131" style:family="text">
      <style:text-properties fo:background-color="#ffffff" fo:color="#444444"/>
    </style:style>
    <style:style style:name="T19_132" style:family="text">
      <style:text-properties fo:background-color="#ffffff" fo:color="#444444"/>
    </style:style>
    <style:style style:name="T19_133" style:family="text">
      <style:text-properties fo:background-color="#ffffff" fo:color="#444444"/>
    </style:style>
    <style:style style:name="T19_134" style:family="text">
      <style:text-properties fo:background-color="#ffffff" fo:color="#444444"/>
    </style:style>
    <style:style style:name="T19_135" style:family="text">
      <style:text-properties fo:background-color="#ffffff" fo:color="#444444"/>
    </style:style>
    <style:style style:name="T19_136" style:family="text">
      <style:text-properties fo:background-color="#ffffff" fo:color="#444444"/>
    </style:style>
    <style:style style:name="T19_137" style:family="text">
      <style:text-properties fo:background-color="#ffffff" fo:color="#444444"/>
    </style:style>
    <style:style style:name="T19_138" style:family="text">
      <style:text-properties fo:background-color="#ffffff" fo:color="#444444"/>
    </style:style>
    <style:style style:name="T19_139" style:family="text">
      <style:text-properties fo:background-color="#ffffff" fo:color="#444444"/>
    </style:style>
    <style:style style:name="T19_140" style:family="text">
      <style:text-properties fo:background-color="#ffffff" fo:color="#444444"/>
    </style:style>
    <style:style style:name="T19_141" style:family="text">
      <style:text-properties fo:background-color="#ffffff" fo:color="#444444"/>
    </style:style>
    <style:style style:name="T19_142" style:family="text">
      <style:text-properties fo:background-color="#ffffff" fo:color="#444444"/>
    </style:style>
    <style:style style:name="T19_143" style:family="text">
      <style:text-properties fo:background-color="#ffffff" fo:color="#444444"/>
    </style:style>
    <style:style style:name="T19_144" style:family="text">
      <style:text-properties fo:background-color="#ffffff" fo:color="#444444"/>
    </style:style>
    <style:style style:name="T19_145" style:family="text">
      <style:text-properties fo:background-color="#ffffff" fo:color="#444444"/>
    </style:style>
    <style:style style:name="T19_146" style:family="text">
      <style:text-properties fo:background-color="#ffffff" fo:color="#444444"/>
    </style:style>
    <style:style style:name="T19_147" style:family="text">
      <style:text-properties fo:background-color="#ffffff" fo:color="#444444"/>
    </style:style>
    <style:style style:name="T19_148" style:family="text">
      <style:text-properties fo:background-color="#ffffff" fo:color="#444444"/>
    </style:style>
    <style:style style:name="T19_149" style:family="text">
      <style:text-properties fo:background-color="#ffffff" fo:color="#444444"/>
    </style:style>
    <style:style style:name="T19_150" style:family="text">
      <style:text-properties fo:background-color="#ffffff" fo:color="#444444"/>
    </style:style>
    <style:style style:name="T19_151" style:family="text">
      <style:text-properties fo:background-color="#ffffff" fo:color="#444444"/>
    </style:style>
    <style:style style:name="T19_152" style:family="text">
      <style:text-properties fo:background-color="#ffffff" fo:color="#444444"/>
    </style:style>
    <style:style style:name="T19_153" style:family="text">
      <style:text-properties fo:background-color="#ffffff" fo:color="#444444"/>
    </style:style>
    <style:style style:name="T19_154" style:family="text">
      <style:text-properties fo:background-color="#ffffff" fo:color="#444444"/>
    </style:style>
    <style:style style:name="T19_155" style:family="text">
      <style:text-properties fo:background-color="#ffffff" fo:color="#444444"/>
    </style:style>
    <style:style style:name="T19_156" style:family="text">
      <style:text-properties fo:background-color="#ffffff" fo:color="#444444"/>
    </style:style>
    <style:style style:name="T19_157" style:family="text">
      <style:text-properties fo:background-color="#ffffff" fo:color="#444444"/>
    </style:style>
    <style:style style:name="T19_158" style:family="text">
      <style:text-properties fo:background-color="#ffffff" fo:color="#444444"/>
    </style:style>
    <style:style style:name="T19_159" style:family="text">
      <style:text-properties fo:background-color="#ffffff" fo:color="#444444"/>
    </style:style>
    <style:style style:name="P20" style:family="paragraph" style:parent-style-name="Standard">
      <style:paragraph-properties fo:break-before="auto" fo:line-height="115%" style:writing-mode="lr-tb"/>
      <style:text-properties fo:background-color="#ffffff" fo:color="#444444"/>
    </style:style>
    <style:style style:name="P21" style:family="paragraph" style:parent-style-name="Standard">
      <style:paragraph-properties fo:break-before="auto" fo:line-height="115%" style:writing-mode="lr-tb"/>
    </style:style>
    <style:style style:name="T21_1" style:family="text">
      <style:text-properties fo:background-color="#ffffff" fo:color="#444444" fo:font-weight="bold" style:font-weight-asian="bold" style:font-weight-complex="bold"/>
    </style:style>
    <style:style style:name="P22" style:family="paragraph" style:parent-style-name="Standard">
      <style:paragraph-properties fo:break-before="auto" fo:line-height="115%" style:writing-mode="lr-tb"/>
    </style:style>
    <style:style style:name="T22_1" style:family="text">
      <style:text-properties fo:background-color="#ffffff" fo:color="#444444"/>
    </style:style>
    <style:style style:name="T22_2" style:family="text">
      <style:text-properties fo:background-color="#ffffff" fo:color="#444444"/>
    </style:style>
    <style:style style:name="T22_3" style:family="text">
      <style:text-properties fo:background-color="#ffffff" fo:color="#444444"/>
    </style:style>
    <style:style style:name="T22_4" style:family="text">
      <style:text-properties fo:background-color="#ffffff" fo:color="#444444"/>
    </style:style>
    <style:style style:name="T22_5" style:family="text">
      <style:text-properties fo:background-color="#ffffff" fo:color="#444444"/>
    </style:style>
    <style:style style:name="T22_6" style:family="text">
      <style:text-properties fo:background-color="#ffffff" fo:color="#444444"/>
    </style:style>
    <style:style style:name="T22_7" style:family="text">
      <style:text-properties fo:background-color="#ffffff" fo:color="#444444"/>
    </style:style>
    <style:style style:name="T22_8" style:family="text">
      <style:text-properties fo:background-color="#ffffff" fo:color="#444444"/>
    </style:style>
    <style:style style:name="T22_9" style:family="text"/>
    <style:style style:name="T22_10" style:family="text">
      <style:text-properties fo:background-color="#ffffff" fo:color="#444444" style:text-underline-style="solid" style:text-underline-color="font-color"/>
    </style:style>
    <style:style style:name="T22_11" style:family="text">
      <style:text-properties fo:background-color="#ffffff" fo:color="#444444"/>
    </style:style>
    <style:style style:name="T22_12" style:family="text">
      <style:text-properties fo:background-color="#ffffff" fo:color="#444444"/>
    </style:style>
    <style:style style:name="T22_13" style:family="text">
      <style:text-properties fo:background-color="#ffffff" fo:color="#444444"/>
    </style:style>
    <style:style style:name="T22_14" style:family="text">
      <style:text-properties fo:background-color="#ffffff" fo:color="#444444"/>
    </style:style>
    <style:style style:name="T22_15" style:family="text">
      <style:text-properties fo:background-color="#ffffff" fo:color="#444444"/>
    </style:style>
    <style:style style:name="T22_16" style:family="text">
      <style:text-properties fo:background-color="#ffffff" fo:color="#444444"/>
    </style:style>
    <style:style style:name="T22_17" style:family="text">
      <style:text-properties fo:background-color="#ffffff" fo:color="#444444"/>
    </style:style>
    <style:style style:name="T22_18" style:family="text">
      <style:text-properties fo:background-color="#ffffff" fo:color="#444444"/>
    </style:style>
    <style:style style:name="T22_19" style:family="text">
      <style:text-properties fo:background-color="#ffffff" fo:color="#444444"/>
    </style:style>
    <style:style style:name="T22_20" style:family="text">
      <style:text-properties fo:background-color="#ffffff" fo:color="#444444"/>
    </style:style>
    <style:style style:name="T22_21" style:family="text">
      <style:text-properties fo:background-color="#ffffff" fo:color="#444444"/>
    </style:style>
    <style:style style:name="T22_22" style:family="text">
      <style:text-properties fo:background-color="#ffffff" fo:color="#444444"/>
    </style:style>
    <style:style style:name="T22_23" style:family="text">
      <style:text-properties fo:background-color="#ffffff" fo:color="#444444"/>
    </style:style>
    <style:style style:name="T22_24" style:family="text">
      <style:text-properties fo:background-color="#ffffff" fo:color="#444444"/>
    </style:style>
    <style:style style:name="T22_25" style:family="text">
      <style:text-properties fo:background-color="#ffffff" fo:color="#444444"/>
    </style:style>
    <style:style style:name="T22_26" style:family="text">
      <style:text-properties fo:background-color="#ffffff" fo:color="#444444"/>
    </style:style>
    <style:style style:name="T22_27" style:family="text">
      <style:text-properties fo:background-color="#ffffff" fo:color="#444444"/>
    </style:style>
    <style:style style:name="T22_28" style:family="text">
      <style:text-properties fo:background-color="#ffffff" fo:color="#444444"/>
    </style:style>
    <style:style style:name="T22_29" style:family="text">
      <style:text-properties fo:background-color="#ffffff" fo:color="#444444"/>
    </style:style>
    <style:style style:name="T22_30" style:family="text">
      <style:text-properties fo:background-color="#ffffff" fo:color="#444444"/>
    </style:style>
    <style:style style:name="T22_31" style:family="text">
      <style:text-properties fo:background-color="#ffffff" fo:color="#444444"/>
    </style:style>
    <style:style style:name="T22_32" style:family="text">
      <style:text-properties fo:background-color="#ffffff" fo:color="#444444"/>
    </style:style>
    <style:style style:name="T22_33" style:family="text">
      <style:text-properties fo:background-color="#ffffff" fo:color="#444444"/>
    </style:style>
    <style:style style:name="T22_34" style:family="text">
      <style:text-properties fo:background-color="#ffffff" fo:color="#444444"/>
    </style:style>
    <style:style style:name="T22_35" style:family="text">
      <style:text-properties fo:background-color="#ffffff" fo:color="#444444"/>
    </style:style>
    <style:style style:name="T22_36" style:family="text">
      <style:text-properties fo:background-color="#ffffff" fo:color="#444444"/>
    </style:style>
    <style:style style:name="T22_37" style:family="text">
      <style:text-properties fo:background-color="#ffffff" fo:color="#444444"/>
    </style:style>
    <style:style style:name="T22_38" style:family="text">
      <style:text-properties fo:background-color="#ffffff" fo:color="#444444"/>
    </style:style>
    <style:style style:name="T22_39" style:family="text">
      <style:text-properties fo:background-color="#ffffff" fo:color="#444444"/>
    </style:style>
    <style:style style:name="T22_40" style:family="text">
      <style:text-properties fo:background-color="#ffffff" fo:color="#444444"/>
    </style:style>
    <style:style style:name="T22_41" style:family="text">
      <style:text-properties fo:background-color="#ffffff" fo:color="#444444"/>
    </style:style>
    <style:style style:name="T22_42" style:family="text">
      <style:text-properties fo:background-color="#ffffff" fo:color="#444444"/>
    </style:style>
    <style:style style:name="T22_43" style:family="text">
      <style:text-properties fo:background-color="#ffffff" fo:color="#444444"/>
    </style:style>
    <style:style style:name="T22_44" style:family="text">
      <style:text-properties fo:background-color="#ffffff" fo:color="#444444"/>
    </style:style>
    <style:style style:name="T22_45" style:family="text">
      <style:text-properties fo:background-color="#ffffff" fo:color="#444444"/>
    </style:style>
    <style:style style:name="T22_46" style:family="text">
      <style:text-properties fo:background-color="#ffffff" fo:color="#444444"/>
    </style:style>
    <style:style style:name="T22_47" style:family="text">
      <style:text-properties fo:background-color="#ffffff" fo:color="#444444"/>
    </style:style>
    <style:style style:name="T22_48" style:family="text">
      <style:text-properties fo:background-color="#ffffff" fo:color="#444444"/>
    </style:style>
    <style:style style:name="T22_49" style:family="text">
      <style:text-properties fo:background-color="#ffffff" fo:color="#444444"/>
    </style:style>
    <style:style style:name="T22_50" style:family="text">
      <style:text-properties fo:background-color="#ffffff" fo:color="#444444"/>
    </style:style>
    <style:style style:name="T22_51" style:family="text">
      <style:text-properties fo:background-color="#ffffff" fo:color="#444444"/>
    </style:style>
    <style:style style:name="T22_52" style:family="text">
      <style:text-properties fo:background-color="#ffffff" fo:color="#444444"/>
    </style:style>
    <style:style style:name="T22_53" style:family="text">
      <style:text-properties fo:background-color="#ffffff" fo:color="#444444"/>
    </style:style>
    <style:style style:name="T22_54" style:family="text">
      <style:text-properties fo:background-color="#ffffff" fo:color="#444444"/>
    </style:style>
    <style:style style:name="T22_55" style:family="text">
      <style:text-properties fo:background-color="#ffffff" fo:color="#444444"/>
    </style:style>
    <style:style style:name="T22_56" style:family="text">
      <style:text-properties fo:background-color="#ffffff" fo:color="#444444"/>
    </style:style>
    <style:style style:name="T22_57" style:family="text">
      <style:text-properties fo:background-color="#ffffff" fo:color="#444444"/>
    </style:style>
    <style:style style:name="T22_58" style:family="text">
      <style:text-properties fo:background-color="#ffffff" fo:color="#444444"/>
    </style:style>
    <style:style style:name="T22_59" style:family="text">
      <style:text-properties fo:background-color="#ffffff" fo:color="#444444"/>
    </style:style>
    <style:style style:name="T22_60" style:family="text">
      <style:text-properties fo:background-color="#ffffff" fo:color="#444444"/>
    </style:style>
    <style:style style:name="T22_61" style:family="text">
      <style:text-properties fo:background-color="#ffffff" fo:color="#444444"/>
    </style:style>
    <style:style style:name="T22_62" style:family="text">
      <style:text-properties fo:background-color="#ffffff" fo:color="#444444"/>
    </style:style>
    <style:style style:name="T22_63" style:family="text">
      <style:text-properties fo:background-color="#ffffff" fo:color="#444444"/>
    </style:style>
    <style:style style:name="T22_64" style:family="text">
      <style:text-properties fo:background-color="#ffffff" fo:color="#444444"/>
    </style:style>
    <style:style style:name="T22_65" style:family="text">
      <style:text-properties fo:background-color="#ffffff" fo:color="#444444"/>
    </style:style>
    <style:style style:name="T22_66" style:family="text">
      <style:text-properties fo:background-color="#ffffff" fo:color="#444444"/>
    </style:style>
    <style:style style:name="T22_67" style:family="text">
      <style:text-properties fo:background-color="#ffffff" fo:color="#444444"/>
    </style:style>
    <style:style style:name="T22_68" style:family="text">
      <style:text-properties fo:background-color="#ffffff" fo:color="#444444"/>
    </style:style>
    <style:style style:name="T22_69" style:family="text">
      <style:text-properties fo:background-color="#ffffff" fo:color="#444444"/>
    </style:style>
    <style:style style:name="T22_70" style:family="text">
      <style:text-properties fo:background-color="#ffffff" fo:color="#444444"/>
    </style:style>
    <style:style style:name="T22_71" style:family="text">
      <style:text-properties fo:background-color="#ffffff" fo:color="#444444"/>
    </style:style>
    <style:style style:name="T22_72" style:family="text">
      <style:text-properties fo:background-color="#ffffff" fo:color="#444444"/>
    </style:style>
    <style:style style:name="T22_73" style:family="text">
      <style:text-properties fo:background-color="#ffffff" fo:color="#444444"/>
    </style:style>
    <style:style style:name="T22_74" style:family="text">
      <style:text-properties fo:background-color="#ffffff" fo:color="#444444"/>
    </style:style>
    <style:style style:name="T22_75" style:family="text">
      <style:text-properties fo:background-color="#ffffff" fo:color="#444444"/>
    </style:style>
    <style:style style:name="T22_76" style:family="text">
      <style:text-properties fo:background-color="#ffffff" fo:color="#444444"/>
    </style:style>
    <style:style style:name="T22_77" style:family="text">
      <style:text-properties fo:background-color="#ffffff" fo:color="#444444"/>
    </style:style>
    <style:style style:name="T22_78" style:family="text">
      <style:text-properties fo:background-color="#ffffff" fo:color="#444444"/>
    </style:style>
    <style:style style:name="T22_79" style:family="text">
      <style:text-properties fo:background-color="#ffffff" fo:color="#444444"/>
    </style:style>
    <style:style style:name="T22_80" style:family="text">
      <style:text-properties fo:background-color="#ffffff" fo:color="#444444"/>
    </style:style>
    <style:style style:name="T22_81" style:family="text">
      <style:text-properties fo:background-color="#ffffff" fo:color="#444444"/>
    </style:style>
    <style:style style:name="P23" style:family="paragraph" style:parent-style-name="Standard">
      <style:paragraph-properties fo:break-before="auto" fo:line-height="115%" style:writing-mode="lr-tb"/>
      <style:text-properties fo:background-color="#ffffff" fo:color="#444444"/>
    </style:style>
    <style:style style:name="P24" style:family="paragraph" style:parent-style-name="Standard">
      <style:paragraph-properties fo:break-before="auto" fo:line-height="115%" style:writing-mode="lr-tb"/>
    </style:style>
    <style:style style:name="T24_1" style:family="text">
      <style:text-properties fo:background-color="#ffffff" fo:color="#444444" fo:font-weight="bold" style:font-weight-asian="bold" style:font-weight-complex="bold"/>
    </style:style>
    <style:style style:name="P25" style:family="paragraph" style:parent-style-name="Standard">
      <style:paragraph-properties fo:break-before="auto" fo:line-height="115%" style:writing-mode="lr-tb"/>
    </style:style>
    <style:style style:name="T25_1" style:family="text">
      <style:text-properties fo:background-color="#ffffff" fo:color="#444444"/>
    </style:style>
    <style:style style:name="T25_2" style:family="text">
      <style:text-properties fo:background-color="#ffffff" fo:color="#444444"/>
    </style:style>
    <style:style style:name="T25_3" style:family="text">
      <style:text-properties fo:background-color="#ffffff" fo:color="#444444"/>
    </style:style>
    <style:style style:name="T25_4" style:family="text">
      <style:text-properties fo:background-color="#ffffff" fo:color="#444444"/>
    </style:style>
    <style:style style:name="T25_5" style:family="text">
      <style:text-properties fo:background-color="#ffffff" fo:color="#444444"/>
    </style:style>
    <style:style style:name="T25_6" style:family="text">
      <style:text-properties fo:background-color="#ffffff" fo:color="#444444"/>
    </style:style>
    <style:style style:name="T25_7" style:family="text">
      <style:text-properties fo:background-color="#ffffff" fo:color="#444444"/>
    </style:style>
    <style:style style:name="T25_8" style:family="text">
      <style:text-properties fo:background-color="#ffffff" fo:color="#444444"/>
    </style:style>
    <style:style style:name="T25_9" style:family="text">
      <style:text-properties fo:background-color="#ffffff" fo:color="#444444"/>
    </style:style>
    <style:style style:name="T25_10" style:family="text">
      <style:text-properties fo:background-color="#ffffff" fo:color="#444444"/>
    </style:style>
    <style:style style:name="T25_11" style:family="text">
      <style:text-properties fo:background-color="#ffffff" fo:color="#444444"/>
    </style:style>
    <style:style style:name="T25_12" style:family="text">
      <style:text-properties fo:background-color="#ffffff" fo:color="#444444"/>
    </style:style>
    <style:style style:name="T25_13" style:family="text">
      <style:text-properties fo:background-color="#ffffff" fo:color="#444444"/>
    </style:style>
    <style:style style:name="T25_14" style:family="text">
      <style:text-properties fo:background-color="#ffffff" fo:color="#444444"/>
    </style:style>
    <style:style style:name="T25_15" style:family="text">
      <style:text-properties fo:background-color="#ffffff" fo:color="#444444"/>
    </style:style>
    <style:style style:name="T25_16" style:family="text">
      <style:text-properties fo:background-color="#ffffff" fo:color="#444444"/>
    </style:style>
    <style:style style:name="T25_17" style:family="text">
      <style:text-properties fo:background-color="#ffffff" fo:color="#444444"/>
    </style:style>
    <style:style style:name="T25_18" style:family="text">
      <style:text-properties fo:background-color="#ffffff" fo:color="#444444"/>
    </style:style>
    <style:style style:name="T25_19" style:family="text">
      <style:text-properties fo:background-color="#ffffff" fo:color="#444444"/>
    </style:style>
    <style:style style:name="T25_20" style:family="text">
      <style:text-properties fo:background-color="#ffffff" fo:color="#444444"/>
    </style:style>
    <style:style style:name="T25_21" style:family="text">
      <style:text-properties fo:background-color="#ffffff" fo:color="#444444"/>
    </style:style>
    <style:style style:name="T25_22" style:family="text">
      <style:text-properties fo:background-color="#ffffff" fo:color="#444444"/>
    </style:style>
    <style:style style:name="T25_23" style:family="text">
      <style:text-properties fo:background-color="#ffffff" fo:color="#444444"/>
    </style:style>
    <style:style style:name="T25_24" style:family="text">
      <style:text-properties fo:background-color="#ffffff" fo:color="#444444"/>
    </style:style>
    <style:style style:name="T25_25" style:family="text">
      <style:text-properties fo:background-color="#ffffff" fo:color="#444444"/>
    </style:style>
    <style:style style:name="T25_26" style:family="text">
      <style:text-properties fo:background-color="#ffffff" fo:color="#444444"/>
    </style:style>
    <style:style style:name="T25_27" style:family="text">
      <style:text-properties fo:background-color="#ffffff" fo:color="#444444"/>
    </style:style>
    <style:style style:name="T25_28" style:family="text">
      <style:text-properties fo:background-color="#ffffff" fo:color="#444444"/>
    </style:style>
    <style:style style:name="T25_29" style:family="text">
      <style:text-properties fo:background-color="#ffffff" fo:color="#444444"/>
    </style:style>
    <style:style style:name="T25_30" style:family="text">
      <style:text-properties fo:background-color="#ffffff" fo:color="#444444"/>
    </style:style>
    <style:style style:name="T25_31" style:family="text">
      <style:text-properties fo:background-color="#ffffff" fo:color="#444444"/>
    </style:style>
    <style:style style:name="T25_32" style:family="text">
      <style:text-properties fo:background-color="#ffffff" fo:color="#444444"/>
    </style:style>
    <style:style style:name="T25_33" style:family="text">
      <style:text-properties fo:background-color="#ffffff" fo:color="#444444"/>
    </style:style>
    <style:style style:name="T25_34" style:family="text">
      <style:text-properties fo:background-color="#ffffff" fo:color="#444444"/>
    </style:style>
    <style:style style:name="T25_35" style:family="text">
      <style:text-properties fo:background-color="#ffffff" fo:color="#444444"/>
    </style:style>
    <style:style style:name="T25_36" style:family="text">
      <style:text-properties fo:background-color="#ffffff" fo:color="#444444"/>
    </style:style>
    <style:style style:name="T25_37" style:family="text">
      <style:text-properties fo:background-color="#ffffff" fo:color="#444444"/>
    </style:style>
    <style:style style:name="T25_38" style:family="text">
      <style:text-properties fo:background-color="#ffffff" fo:color="#444444"/>
    </style:style>
    <style:style style:name="T25_39" style:family="text">
      <style:text-properties fo:background-color="#ffffff" fo:color="#444444"/>
    </style:style>
    <style:style style:name="T25_40" style:family="text">
      <style:text-properties fo:background-color="#ffffff" fo:color="#444444"/>
    </style:style>
    <style:style style:name="T25_41" style:family="text">
      <style:text-properties fo:background-color="#ffffff" fo:color="#444444"/>
    </style:style>
    <style:style style:name="T25_42" style:family="text">
      <style:text-properties fo:background-color="#ffffff" fo:color="#444444"/>
    </style:style>
    <style:style style:name="P26" style:family="paragraph" style:parent-style-name="Standard">
      <style:paragraph-properties fo:break-before="auto" fo:line-height="115%" style:writing-mode="lr-tb"/>
      <style:text-properties fo:background-color="#ffffff" fo:color="#444444"/>
    </style:style>
    <style:style style:name="P27" style:family="paragraph" style:parent-style-name="Standard">
      <style:paragraph-properties fo:break-before="auto" fo:line-height="115%" style:writing-mode="lr-tb"/>
    </style:style>
    <style:style style:name="T27_1" style:family="text">
      <style:text-properties fo:background-color="#ffffff" fo:color="#444444" fo:font-weight="bold" style:font-weight-asian="bold" style:font-weight-complex="bold"/>
    </style:style>
    <style:style style:name="T27_2" style:family="text">
      <style:text-properties fo:background-color="#ffffff" fo:color="#444444" fo:font-weight="bold" style:font-weight-asian="bold" style:font-weight-complex="bold"/>
    </style:style>
    <style:style style:name="T27_3" style:family="text">
      <style:text-properties fo:background-color="#ffffff" fo:color="#444444" fo:font-weight="bold" style:font-weight-asian="bold" style:font-weight-complex="bold"/>
    </style:style>
    <style:style style:name="T27_4" style:family="text">
      <style:text-properties fo:background-color="#ffffff" fo:color="#444444" fo:font-weight="bold" style:font-weight-asian="bold" style:font-weight-complex="bold"/>
    </style:style>
    <style:style style:name="T27_5" style:family="text">
      <style:text-properties fo:background-color="#ffffff" fo:color="#444444" fo:font-weight="bold" style:font-weight-asian="bold" style:font-weight-complex="bold"/>
    </style:style>
    <style:style style:name="T27_6" style:family="text">
      <style:text-properties fo:background-color="#ffffff" fo:color="#444444" fo:font-weight="bold" style:font-weight-asian="bold" style:font-weight-complex="bold"/>
    </style:style>
    <style:style style:name="T27_7" style:family="text">
      <style:text-properties fo:background-color="#ffffff" fo:color="#444444" fo:font-weight="bold" style:font-weight-asian="bold" style:font-weight-complex="bold"/>
    </style:style>
    <style:style style:name="P28" style:family="paragraph" style:parent-style-name="Standard">
      <style:paragraph-properties fo:break-before="auto" fo:line-height="115%" style:writing-mode="lr-tb"/>
    </style:style>
    <style:style style:name="T28_1" style:family="text">
      <style:text-properties fo:background-color="#ffffff" fo:color="#444444"/>
    </style:style>
    <style:style style:name="T28_2" style:family="text">
      <style:text-properties fo:background-color="#ffffff" fo:color="#444444"/>
    </style:style>
    <style:style style:name="T28_3" style:family="text">
      <style:text-properties fo:background-color="#ffffff" fo:color="#444444"/>
    </style:style>
    <style:style style:name="T28_4" style:family="text">
      <style:text-properties fo:background-color="#ffffff" fo:color="#444444"/>
    </style:style>
    <style:style style:name="T28_5" style:family="text">
      <style:text-properties fo:background-color="#ffffff" fo:color="#444444"/>
    </style:style>
    <style:style style:name="T28_6" style:family="text">
      <style:text-properties fo:background-color="#ffffff" fo:color="#444444"/>
    </style:style>
    <style:style style:name="T28_7" style:family="text">
      <style:text-properties fo:background-color="#ffffff" fo:color="#444444"/>
    </style:style>
    <style:style style:name="T28_8" style:family="text">
      <style:text-properties fo:background-color="#ffffff" fo:color="#444444"/>
    </style:style>
    <style:style style:name="T28_9" style:family="text">
      <style:text-properties fo:background-color="#ffffff" fo:color="#444444"/>
    </style:style>
    <style:style style:name="T28_10" style:family="text">
      <style:text-properties fo:background-color="#ffffff" fo:color="#444444"/>
    </style:style>
    <style:style style:name="T28_11" style:family="text">
      <style:text-properties fo:background-color="#ffffff" fo:color="#444444"/>
    </style:style>
    <style:style style:name="T28_12" style:family="text">
      <style:text-properties fo:background-color="#ffffff" fo:color="#444444"/>
    </style:style>
    <style:style style:name="T28_13" style:family="text">
      <style:text-properties fo:background-color="#ffffff" fo:color="#444444"/>
    </style:style>
    <style:style style:name="T28_14" style:family="text">
      <style:text-properties fo:background-color="#ffffff" fo:color="#444444"/>
    </style:style>
    <style:style style:name="T28_15" style:family="text">
      <style:text-properties fo:background-color="#ffffff" fo:color="#444444"/>
    </style:style>
    <style:style style:name="T28_16" style:family="text">
      <style:text-properties fo:background-color="#ffffff" fo:color="#444444"/>
    </style:style>
    <style:style style:name="T28_17" style:family="text">
      <style:text-properties fo:background-color="#ffffff" fo:color="#444444"/>
    </style:style>
    <style:style style:name="T28_18" style:family="text">
      <style:text-properties fo:background-color="#ffffff" fo:color="#444444"/>
    </style:style>
    <style:style style:name="T28_19" style:family="text">
      <style:text-properties fo:background-color="#ffffff" fo:color="#444444"/>
    </style:style>
    <style:style style:name="T28_20" style:family="text">
      <style:text-properties fo:background-color="#ffffff" fo:color="#444444"/>
    </style:style>
    <style:style style:name="T28_21" style:family="text">
      <style:text-properties fo:background-color="#ffffff" fo:color="#444444"/>
    </style:style>
    <style:style style:name="T28_22" style:family="text">
      <style:text-properties fo:background-color="#ffffff" fo:color="#444444"/>
    </style:style>
    <style:style style:name="T28_23" style:family="text">
      <style:text-properties fo:background-color="#ffffff" fo:color="#444444"/>
    </style:style>
    <style:style style:name="T28_24" style:family="text">
      <style:text-properties fo:background-color="#ffffff" fo:color="#444444"/>
    </style:style>
    <style:style style:name="T28_25" style:family="text">
      <style:text-properties fo:background-color="#ffffff" fo:color="#444444"/>
    </style:style>
    <style:style style:name="T28_26" style:family="text">
      <style:text-properties fo:background-color="#ffffff" fo:color="#444444"/>
    </style:style>
    <style:style style:name="T28_27" style:family="text">
      <style:text-properties fo:background-color="#ffffff" fo:color="#444444"/>
    </style:style>
    <style:style style:name="T28_28" style:family="text">
      <style:text-properties fo:background-color="#ffffff" fo:color="#444444"/>
    </style:style>
    <style:style style:name="T28_29" style:family="text">
      <style:text-properties fo:background-color="#ffffff" fo:color="#444444"/>
    </style:style>
    <style:style style:name="T28_30" style:family="text">
      <style:text-properties fo:background-color="#ffffff" fo:color="#444444"/>
    </style:style>
    <style:style style:name="T28_31" style:family="text">
      <style:text-properties fo:background-color="#ffffff" fo:color="#444444"/>
    </style:style>
    <style:style style:name="T28_32" style:family="text">
      <style:text-properties fo:background-color="#ffffff" fo:color="#444444"/>
    </style:style>
    <style:style style:name="T28_33" style:family="text">
      <style:text-properties fo:background-color="#ffffff" fo:color="#444444"/>
    </style:style>
    <style:style style:name="T28_34" style:family="text">
      <style:text-properties fo:background-color="#ffffff" fo:color="#444444"/>
    </style:style>
    <style:style style:name="T28_35" style:family="text">
      <style:text-properties fo:background-color="#ffffff" fo:color="#444444"/>
    </style:style>
    <style:style style:name="T28_36" style:family="text">
      <style:text-properties fo:background-color="#ffffff" fo:color="#444444"/>
    </style:style>
    <style:style style:name="T28_37" style:family="text">
      <style:text-properties fo:background-color="#ffffff" fo:color="#444444"/>
    </style:style>
    <style:style style:name="T28_38" style:family="text">
      <style:text-properties fo:background-color="#ffffff" fo:color="#444444"/>
    </style:style>
    <style:style style:name="T28_39" style:family="text">
      <style:text-properties fo:background-color="#ffffff" fo:font-style="italic" style:font-style-asian="italic" style:font-style-complex="italic" fo:color="#444444"/>
    </style:style>
    <style:style style:name="T28_40" style:family="text">
      <style:text-properties fo:background-color="#ffffff" fo:font-style="italic" style:font-style-asian="italic" style:font-style-complex="italic" fo:color="#444444"/>
    </style:style>
    <style:style style:name="T28_41" style:family="text">
      <style:text-properties fo:background-color="#ffffff" fo:color="#444444"/>
    </style:style>
    <style:style style:name="T28_42" style:family="text">
      <style:text-properties fo:background-color="#ffffff" fo:color="#444444"/>
    </style:style>
    <style:style style:name="T28_43" style:family="text">
      <style:text-properties fo:background-color="#ffffff" fo:color="#444444"/>
    </style:style>
    <style:style style:name="T28_44" style:family="text">
      <style:text-properties fo:background-color="#ffffff" fo:color="#444444"/>
    </style:style>
    <style:style style:name="T28_45" style:family="text">
      <style:text-properties fo:background-color="#ffffff" fo:color="#444444"/>
    </style:style>
    <style:style style:name="T28_46" style:family="text">
      <style:text-properties fo:background-color="#ffffff" fo:color="#444444"/>
    </style:style>
    <style:style style:name="T28_47" style:family="text">
      <style:text-properties fo:background-color="#ffffff" fo:color="#444444"/>
    </style:style>
    <style:style style:name="T28_48" style:family="text">
      <style:text-properties fo:background-color="#ffffff" fo:color="#444444"/>
    </style:style>
    <style:style style:name="T28_49" style:family="text">
      <style:text-properties fo:background-color="#ffffff" fo:color="#444444"/>
    </style:style>
    <style:style style:name="T28_50" style:family="text">
      <style:text-properties fo:background-color="#ffffff" fo:color="#444444"/>
    </style:style>
    <style:style style:name="T28_51" style:family="text">
      <style:text-properties fo:background-color="#ffffff" fo:color="#444444"/>
    </style:style>
    <style:style style:name="T28_52" style:family="text">
      <style:text-properties fo:background-color="#ffffff" fo:color="#444444"/>
    </style:style>
    <style:style style:name="T28_53" style:family="text">
      <style:text-properties fo:background-color="#ffffff" fo:color="#444444"/>
    </style:style>
    <style:style style:name="T28_54" style:family="text">
      <style:text-properties fo:background-color="#ffffff" fo:color="#444444"/>
    </style:style>
    <style:style style:name="T28_55" style:family="text">
      <style:text-properties fo:background-color="#ffffff" fo:color="#444444"/>
    </style:style>
    <style:style style:name="T28_56" style:family="text">
      <style:text-properties fo:background-color="#ffffff" fo:color="#444444"/>
    </style:style>
    <style:style style:name="T28_57" style:family="text">
      <style:text-properties fo:background-color="#ffffff" fo:color="#444444"/>
    </style:style>
    <style:style style:name="T28_58" style:family="text">
      <style:text-properties fo:background-color="#ffffff" fo:color="#444444"/>
    </style:style>
    <style:style style:name="T28_59" style:family="text">
      <style:text-properties fo:background-color="#ffffff" fo:color="#444444"/>
    </style:style>
    <style:style style:name="T28_60" style:family="text">
      <style:text-properties fo:background-color="#ffffff" fo:color="#444444"/>
    </style:style>
    <style:style style:name="T28_61" style:family="text">
      <style:text-properties fo:background-color="#ffffff" fo:color="#444444"/>
    </style:style>
    <style:style style:name="T28_62" style:family="text">
      <style:text-properties fo:background-color="#ffffff" fo:color="#444444"/>
    </style:style>
    <style:style style:name="T28_63" style:family="text">
      <style:text-properties fo:background-color="#ffffff" fo:color="#444444"/>
    </style:style>
    <style:style style:name="T28_64" style:family="text">
      <style:text-properties fo:background-color="#ffffff" fo:color="#444444"/>
    </style:style>
    <style:style style:name="T28_65" style:family="text">
      <style:text-properties fo:background-color="#ffffff" fo:color="#444444"/>
    </style:style>
    <style:style style:name="T28_66" style:family="text">
      <style:text-properties fo:background-color="#ffffff" fo:color="#444444"/>
    </style:style>
    <style:style style:name="T28_67" style:family="text">
      <style:text-properties fo:background-color="#ffffff" fo:color="#444444"/>
    </style:style>
    <style:style style:name="T28_68" style:family="text">
      <style:text-properties fo:background-color="#ffffff" fo:color="#444444"/>
    </style:style>
    <style:style style:name="T28_69" style:family="text">
      <style:text-properties fo:background-color="#ffffff" fo:color="#444444"/>
    </style:style>
    <style:style style:name="T28_70" style:family="text">
      <style:text-properties fo:background-color="#ffffff" fo:color="#444444"/>
    </style:style>
    <style:style style:name="T28_71" style:family="text">
      <style:text-properties fo:background-color="#ffffff" fo:color="#444444"/>
    </style:style>
    <style:style style:name="T28_72" style:family="text">
      <style:text-properties fo:background-color="#ffffff" fo:color="#444444"/>
    </style:style>
    <style:style style:name="T28_73" style:family="text">
      <style:text-properties fo:background-color="#ffffff" fo:color="#444444"/>
    </style:style>
    <style:style style:name="T28_74" style:family="text">
      <style:text-properties fo:background-color="#ffffff" fo:color="#444444"/>
    </style:style>
    <style:style style:name="T28_75" style:family="text">
      <style:text-properties fo:background-color="#ffffff" fo:color="#444444"/>
    </style:style>
    <style:style style:name="T28_76" style:family="text">
      <style:text-properties fo:background-color="#ffffff" fo:color="#444444"/>
    </style:style>
    <style:style style:name="T28_77" style:family="text">
      <style:text-properties fo:background-color="#ffffff" fo:color="#444444"/>
    </style:style>
    <style:style style:name="P29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 style:text-underline-style="solid" style:text-underline-color="font-color"/>
    </style:style>
  </office:automatic-styles>
  <office:body>
    <office:text>
      <text:p text:style-name="P1"><text:span text:style-name="T1_1">If</text:span><text:span text:style-name="T1_2"><text:s/></text:span><text:span text:style-name="T1_3">you</text:span><text:span text:style-name="T1_4"><text:s/></text:span><text:span text:style-name="T1_5">are</text:span><text:span text:style-name="T1_6"><text:s/></text:span><text:span text:style-name="T1_7">considering</text:span><text:span text:style-name="T1_8"><text:s/></text:span><text:span text:style-name="T1_9">volunteering</text:span><text:span text:style-name="T1_10"><text:s/></text:span><text:span text:style-name="T1_11">for</text:span><text:span text:style-name="T1_12"><text:s/></text:span><text:span text:style-name="T1_13">Victoria</text:span><text:span text:style-name="T1_14">’</text:span><text:span text:style-name="T1_15">s</text:span><text:span text:style-name="T1_16"><text:s/></text:span><text:span text:style-name="T1_17">Popcorn</text:span><text:span text:style-name="T1_18"><text:s/></text:span><text:span text:style-name="T1_19">Hackjam</text:span><text:span text:style-name="T1_20"><text:s/>-<text:s/></text:span><text:span text:style-name="T1_21">Thank</text:span><text:span text:style-name="T1_22"><text:s/></text:span><text:span text:style-name="T1_23">you</text:span><text:span text:style-name="T1_24"><text:s/></text:span><text:span text:style-name="T1_25">SO</text:span><text:span text:style-name="T1_26"><text:s/></text:span><text:span text:style-name="T1_27">MUCH</text:span><text:span text:style-name="T1_28">!</text:span></text:p>
      <text:p text:style-name="P2"><text:span text:style-name="T2_1">We</text:span><text:span text:style-name="T2_2"><text:s/></text:span><text:span text:style-name="T2_3">simply</text:span><text:span text:style-name="T2_4"><text:s/></text:span><text:span text:style-name="T2_5">could</text:span><text:span text:style-name="T2_6"><text:s/></text:span><text:span text:style-name="T2_7">not</text:span><text:span text:style-name="T2_8"><text:s/></text:span><text:span text:style-name="T2_9">do</text:span><text:span text:style-name="T2_10"><text:s/></text:span><text:span text:style-name="T2_11">this</text:span><text:span text:style-name="T2_12"><text:s/></text:span><text:span text:style-name="T2_13">without</text:span><text:span text:style-name="T2_14"><text:s/></text:span><text:span text:style-name="T2_15">the</text:span><text:span text:style-name="T2_16"><text:s/></text:span><text:span text:style-name="T2_17">kindness</text:span><text:span text:style-name="T2_18"><text:s/></text:span><text:span text:style-name="T2_19">of</text:span><text:span text:style-name="T2_20"><text:s/></text:span><text:span text:style-name="T2_21">volunteered</text:span><text:span text:style-name="T2_22"><text:s/></text:span><text:span text:style-name="T2_23">time</text:span><text:span text:style-name="T2_24">.<text:s text:c="2"/></text:span><text:span text:style-name="T2_25">We</text:span><text:span text:style-name="T2_26"><text:s/></text:span><text:span text:style-name="T2_27">hope</text:span><text:span text:style-name="T2_28"><text:s/></text:span><text:span text:style-name="T2_29">that</text:span><text:span text:style-name="T2_30"><text:s/></text:span><text:span text:style-name="T2_31">along</text:span><text:span text:style-name="T2_32"><text:s/></text:span><text:span text:style-name="T2_33">the</text:span><text:span text:style-name="T2_34"><text:s/></text:span><text:span text:style-name="T2_35">way</text:span><text:span text:style-name="T2_36"><text:s/></text:span><text:span text:style-name="T2_37">you</text:span><text:span text:style-name="T2_38">’</text:span><text:span text:style-name="T2_39">ll</text:span><text:span text:style-name="T2_40"><text:s/></text:span><text:span text:style-name="T2_41">have</text:span><text:span text:style-name="T2_42"><text:s/></text:span><text:span text:style-name="T2_43">a</text:span><text:span text:style-name="T2_44"><text:s/></text:span><text:span text:style-name="T2_45">lot</text:span><text:span text:style-name="T2_46"><text:s/></text:span><text:span text:style-name="T2_47">of</text:span><text:span text:style-name="T2_48"><text:s/></text:span><text:span text:style-name="T2_49">fun</text:span><text:span text:style-name="T2_50"><text:s/></text:span><text:span text:style-name="T2_51">as</text:span><text:span text:style-name="T2_52"><text:s/></text:span><text:span text:style-name="T2_53">well</text:span><text:span text:style-name="T2_54">.</text:span></text:p>
      <text:p text:style-name="P3"/>
      <text:p text:style-name="P4"><text:span text:style-name="T4_1">——————————————————————————</text:span></text:p>
      <text:p text:style-name="P5"><text:span text:style-name="T5_1"><text:a xlink:type="simple" xlink:href="https://docs.google.com/document/d/14-7egObh1qTZPaO7EUBTjVJ3Pvoew8_I39hlTGYlIv4/edit"><text:span text:style-name="T5_2">Chaos</text:span></text:a></text:span><text:span text:style-name="T5_3"><text:a xlink:type="simple" xlink:href="https://docs.google.com/document/d/14-7egObh1qTZPaO7EUBTjVJ3Pvoew8_I39hlTGYlIv4/edit"><text:span text:style-name="T5_4"><text:s/></text:span></text:a></text:span><text:span text:style-name="T5_5"><text:a xlink:type="simple" xlink:href="https://docs.google.com/document/d/14-7egObh1qTZPaO7EUBTjVJ3Pvoew8_I39hlTGYlIv4/edit"><text:span text:style-name="T5_6">Controller</text:span></text:a></text:span></text:p>
      <text:p text:style-name="P6"><text:span text:style-name="T6_1">Volunteers</text:span><text:span text:style-name="T6_2"><text:s/></text:span><text:span text:style-name="T6_3">needed</text:span><text:span text:style-name="T6_4"><text:s/></text:span><text:span text:style-name="T6_5">to</text:span><text:span text:style-name="T6_6"><text:s/></text:span><text:span text:style-name="T6_7">greet</text:span><text:span text:style-name="T6_8"><text:s/></text:span><text:span text:style-name="T6_9">and</text:span><text:span text:style-name="T6_10"><text:s/></text:span><text:span text:style-name="T6_11">register</text:span><text:span text:style-name="T6_12"><text:s/></text:span><text:span text:style-name="T6_13">kids</text:span><text:span text:style-name="T6_14">,<text:s/></text:span><text:span text:style-name="T6_15">ensure</text:span><text:span text:style-name="T6_16"><text:s/></text:span><text:span text:style-name="T6_17">lab</text:span><text:span text:style-name="T6_18"><text:s/></text:span><text:span text:style-name="T6_19">rules</text:span><text:span text:style-name="T6_20"><text:s/></text:span><text:span text:style-name="T6_21">are</text:span><text:span text:style-name="T6_22"><text:s/></text:span><text:span text:style-name="T6_23">followed</text:span><text:span text:style-name="T6_24">,<text:s/></text:span><text:span text:style-name="T6_25">supervise</text:span><text:span text:style-name="T6_26"><text:s/></text:span><text:span text:style-name="T6_27">lunch</text:span><text:span text:style-name="T6_28"><text:s/></text:span><text:span text:style-name="T6_29">break</text:span><text:span text:style-name="T6_30">,<text:s/></text:span><text:span text:style-name="T6_31">and</text:span><text:span text:style-name="T6_32"><text:s/></text:span><text:span text:style-name="T6_33">generally</text:span><text:span text:style-name="T6_34"><text:s/></text:span><text:span text:style-name="T6_35">ensure</text:span><text:span text:style-name="T6_36"><text:s/></text:span><text:span text:style-name="T6_37">all</text:span><text:span text:style-name="T6_38"><text:s/></text:span><text:span text:style-name="T6_39">goes</text:span><text:span text:style-name="T6_40"><text:s/></text:span><text:span text:style-name="T6_41">well</text:span><text:span text:style-name="T6_42">.<text:s text:c="2"/></text:span></text:p>
      <text:p text:style-name="P7"/>
      <text:p text:style-name="P8"><text:span text:style-name="T8_1">Technology</text:span><text:span text:style-name="T8_2"><text:s/></text:span><text:span text:style-name="T8_3">Leaders</text:span></text:p>
      <text:p text:style-name="P9"><text:span text:style-name="T9_1">Depending</text:span><text:span text:style-name="T9_2"><text:s/></text:span><text:span text:style-name="T9_3">on</text:span><text:span text:style-name="T9_4"><text:s/></text:span><text:span text:style-name="T9_5">your</text:span><text:span text:style-name="T9_6"><text:s/></text:span><text:span text:style-name="T9_7">comfort</text:span><text:span text:style-name="T9_8"><text:s/></text:span><text:span text:style-name="T9_9">level</text:span><text:span text:style-name="T9_10">,<text:s/></text:span><text:span text:style-name="T9_11">there</text:span><text:span text:style-name="T9_12"><text:s/></text:span><text:span text:style-name="T9_13">are</text:span><text:span text:style-name="T9_14"><text:s/></text:span><text:span text:style-name="T9_15">many</text:span><text:span text:style-name="T9_16"><text:s text:c="2"/></text:span><text:span text:style-name="T9_17">technical</text:span><text:span text:style-name="T9_18"><text:s/></text:span><text:span text:style-name="T9_19">volunteer</text:span><text:span text:style-name="T9_20"><text:s/></text:span><text:span text:style-name="T9_21">positions</text:span><text:span text:style-name="T9_22"><text:s/></text:span><text:span text:style-name="T9_23">available</text:span><text:span text:style-name="T9_24">!<text:s text:c="3"/></text:span><text:span text:style-name="T9_25">And</text:span><text:span text:style-name="T9_26"><text:s/></text:span><text:span text:style-name="T9_27">sometimes</text:span><text:span text:style-name="T9_28">,<text:s/></text:span><text:span text:style-name="T9_29">roles</text:span><text:span text:style-name="T9_30"><text:s/></text:span><text:span text:style-name="T9_31">will</text:span><text:span text:style-name="T9_32"><text:s/></text:span><text:span text:style-name="T9_33">rotate</text:span><text:span text:style-name="T9_34"><text:s/></text:span><text:span text:style-name="T9_35">as</text:span><text:span text:style-name="T9_36"><text:s/></text:span><text:span text:style-name="T9_37">we</text:span><text:span text:style-name="T9_38"><text:s/></text:span><text:span text:style-name="T9_39">move</text:span><text:span text:style-name="T9_40"><text:s/></text:span><text:span text:style-name="T9_41">through</text:span><text:span text:style-name="T9_42"><text:s/></text:span><text:span text:style-name="T9_43">event</text:span><text:span text:style-name="T9_44"><text:s/></text:span><text:span text:style-name="T9_45">milestones</text:span><text:span text:style-name="T9_46">.<text:s text:c="2"/></text:span></text:p>
      <text:list text:style-name="LS1" xml:id="list0">
        <text:list-item>
          <text:p text:style-name="P10"><text:span text:style-name="T10_1">Event</text:span><text:span text:style-name="T10_2"><text:s/></text:span><text:span text:style-name="T10_3">Setup</text:span><text:span text:style-name="T10_4"><text:s/>(</text:span><text:span text:style-name="T10_5">preload</text:span><text:span text:style-name="T10_6"><text:s/></text:span><text:span text:style-name="T10_7">browser</text:span><text:span text:style-name="T10_8"><text:s/></text:span><text:span text:style-name="T10_9">tabs</text:span><text:span text:style-name="T10_10">,<text:s/></text:span><text:span text:style-name="T10_11">setup</text:span><text:span text:style-name="T10_12"><text:s/></text:span><text:span text:style-name="T10_13">stations</text:span><text:span text:style-name="T10_14">)</text:span></text:p>
        </text:list-item>
        <text:list-item>
          <text:p text:style-name="P11"><text:span text:style-name="T11_1">Event</text:span><text:span text:style-name="T11_2"><text:s/></text:span><text:span text:style-name="T11_3">Setup</text:span><text:span text:style-name="T11_4"><text:s/>(</text:span><text:span text:style-name="T11_5">AV</text:span><text:span text:style-name="T11_6">/</text:span><text:span text:style-name="T11_7">Sound</text:span><text:span text:style-name="T11_8"><text:s/></text:span><text:span text:style-name="T11_9">check</text:span><text:span text:style-name="T11_10"><text:s/></text:span><text:span text:style-name="T11_11">etc</text:span><text:span text:style-name="T11_12">)</text:span></text:p>
        </text:list-item>
        <text:list-item>
          <text:p text:style-name="P12"><text:span text:style-name="T12_1">Technology</text:span><text:span text:style-name="T12_2"><text:s/></text:span><text:span text:style-name="T12_3">Leader</text:span><text:span text:style-name="T12_4"><text:s/>(</text:span><text:span text:style-name="T12_5">XRay</text:span><text:span text:style-name="T12_6"><text:s/></text:span><text:span text:style-name="T12_7">Goggles</text:span><text:span text:style-name="T12_8">,<text:s/></text:span><text:span text:style-name="T12_9">Thimble</text:span><text:span text:style-name="T12_10">).<text:s text:c="2"/></text:span><text:span text:style-name="T12_11">Do</text:span><text:span text:style-name="T12_12"><text:s/></text:span><text:span text:style-name="T12_13">you</text:span><text:span text:style-name="T12_14"><text:s/></text:span><text:span text:style-name="T12_15">know</text:span><text:span text:style-name="T12_16"><text:s/></text:span><text:span text:style-name="T12_17">HTML</text:span><text:span text:style-name="T12_18"><text:s/></text:span><text:span text:style-name="T12_19">and</text:span><text:span text:style-name="T12_20"><text:s/></text:span><text:span text:style-name="T12_21">CSS</text:span><text:span text:style-name="T12_22">?<text:s text:c="2"/></text:span><text:span text:style-name="T12_23">Then</text:span><text:span text:style-name="T12_24"><text:s/></text:span><text:span text:style-name="T12_25">you</text:span><text:span text:style-name="T12_26"><text:s/></text:span><text:span text:style-name="T12_27">can</text:span><text:span text:style-name="T12_28"><text:s/></text:span><text:span text:style-name="T12_29">help</text:span><text:span text:style-name="T12_30"><text:s/></text:span><text:span text:style-name="T12_31">kids</text:span><text:span text:style-name="T12_32"><text:s/></text:span><text:span text:style-name="T12_33">with</text:span><text:span text:style-name="T12_34"><text:s/></text:span><text:span text:style-name="T12_35">these</text:span><text:span text:style-name="T12_36"><text:s/></text:span><text:span text:style-name="T12_37">Mozilla</text:span><text:span text:style-name="T12_38"><text:s/></text:span><text:span text:style-name="T12_39">Webmaker</text:span><text:span text:style-name="T12_40"><text:s/></text:span><text:span text:style-name="T12_41">tools</text:span><text:span text:style-name="T12_42">!</text:span></text:p>
        </text:list-item>
        <text:list-item>
          <text:p text:style-name="P13"><text:span text:style-name="T13_1">Technology</text:span><text:span text:style-name="T13_2"><text:s/></text:span><text:span text:style-name="T13_3">Leader</text:span><text:span text:style-name="T13_4"><text:s/>(</text:span><text:span text:style-name="T13_5">Popcorn</text:span><text:span text:style-name="T13_6"><text:s/></text:span><text:span text:style-name="T13_7">Maker</text:span><text:span text:style-name="T13_8">).</text:span></text:p>
        </text:list-item>
      </text:list>
      <text:p text:style-name="P14"/>
      <text:p text:style-name="P15"><text:span text:style-name="T15_1">Storyboarding</text:span><text:span text:style-name="T15_2"><text:s/>(</text:span><text:span text:style-name="T15_3">Paper</text:span><text:span text:style-name="T15_4"><text:s/></text:span><text:span text:style-name="T15_5">Popcorn</text:span><text:span text:style-name="T15_6">)<text:s/></text:span><text:span text:style-name="T15_7">Leaders</text:span></text:p>
      <text:p text:style-name="P16"><text:span text:style-name="T16_1">Prior</text:span><text:span text:style-name="T16_2"><text:s/></text:span><text:span text:style-name="T16_3">to</text:span><text:span text:style-name="T16_4"><text:s/></text:span><text:span text:style-name="T16_5">remixing</text:span><text:span text:style-name="T16_6"><text:s/></text:span><text:span text:style-name="T16_7">our</text:span><text:span text:style-name="T16_8"><text:s/></text:span><text:span text:style-name="T16_9">event</text:span><text:span text:style-name="T16_10"><text:s/></text:span><text:span text:style-name="T16_11">video</text:span><text:span text:style-name="T16_12">,<text:s/></text:span><text:span text:style-name="T16_13">kids</text:span><text:span text:style-name="T16_14"><text:s/></text:span><text:span text:style-name="T16_15">will</text:span><text:span text:style-name="T16_16"><text:s/></text:span><text:span text:style-name="T16_17">have</text:span><text:span text:style-name="T16_18"><text:s/></text:span><text:span text:style-name="T16_19">the</text:span><text:span text:style-name="T16_20"><text:s/></text:span><text:span text:style-name="T16_21">opportunity</text:span><text:span text:style-name="T16_22"><text:s/></text:span><text:span text:style-name="T16_23">to</text:span><text:span text:style-name="T16_24"><text:s/></text:span><text:span text:style-name="T16_25">plan</text:span><text:span text:style-name="T16_26"><text:s/></text:span><text:span text:style-name="T16_27">out</text:span><text:span text:style-name="T16_28"><text:s/></text:span><text:span text:style-name="T16_29">their</text:span><text:span text:style-name="T16_30"><text:s/></text:span><text:span text:style-name="T16_31">ideas</text:span><text:span text:style-name="T16_32"><text:s/></text:span><text:span text:style-name="T16_33">on</text:span><text:span text:style-name="T16_34"><text:s/></text:span><text:span text:style-name="T16_35">paper</text:span><text:span text:style-name="T16_36">.<text:s text:c="2"/></text:span><text:span text:style-name="T16_37">In</text:span><text:span text:style-name="T16_38"><text:s/></text:span><text:span text:style-name="T16_39">addition</text:span><text:span text:style-name="T16_40"><text:s/></text:span><text:span text:style-name="T16_41">to</text:span><text:span text:style-name="T16_42"><text:s/></text:span><text:span text:style-name="T16_43">helping</text:span><text:span text:style-name="T16_44"><text:s/></text:span><text:span text:style-name="T16_45">kids</text:span><text:span text:style-name="T16_46"><text:s/></text:span><text:span text:style-name="T16_47">evolve</text:span><text:span text:style-name="T16_48"><text:s/></text:span><text:span text:style-name="T16_49">an</text:span><text:span text:style-name="T16_50"><text:s/></text:span><text:span text:style-name="T16_51">independent</text:span><text:span text:style-name="T16_52"><text:s/></text:span><text:span text:style-name="T16_53">idea</text:span><text:span text:style-name="T16_54">,<text:s/></text:span><text:span text:style-name="T16_55">this</text:span><text:span text:style-name="T16_56"><text:s/></text:span><text:span text:style-name="T16_57">is</text:span><text:span text:style-name="T16_58"><text:s/></text:span><text:span text:style-name="T16_59">an</text:span><text:span text:style-name="T16_60"><text:s/></text:span><text:span text:style-name="T16_61">opportunity</text:span><text:span text:style-name="T16_62"><text:s/></text:span><text:span text:style-name="T16_63">to</text:span><text:span text:style-name="T16_64"><text:s/></text:span><text:span text:style-name="T16_65">talk</text:span><text:span text:style-name="T16_66"><text:s/></text:span><text:span text:style-name="T16_67">about</text:span><text:span text:style-name="T16_68"><text:s/></text:span><text:span text:style-name="T16_69"><text:a xlink:type="simple" xlink:href="http://maker.mozillapopcorn.org/storycamp/cinema5.html"><text:span text:style-name="T16_70">Web</text:span></text:a></text:span><text:span text:style-name="T16_71"><text:a xlink:type="simple" xlink:href="http://maker.mozillapopcorn.org/storycamp/cinema5.html"><text:span text:style-name="T16_72"><text:s/></text:span></text:a></text:span><text:span text:style-name="T16_73"><text:a xlink:type="simple" xlink:href="http://maker.mozillapopcorn.org/storycamp/cinema5.html"><text:span text:style-name="T16_74">Native</text:span></text:a></text:span><text:span text:style-name="T16_75"><text:a xlink:type="simple" xlink:href="http://maker.mozillapopcorn.org/storycamp/cinema5.html"><text:span text:style-name="T16_76"><text:s/></text:span></text:a></text:span><text:span text:style-name="T16_77"><text:a xlink:type="simple" xlink:href="http://maker.mozillapopcorn.org/storycamp/cinema5.html"><text:span text:style-name="T16_78">video</text:span></text:a></text:span><text:span text:style-name="T16_79"><text:a xlink:type="simple" xlink:href="http://maker.mozillapopcorn.org/storycamp/cinema5.html"><text:span text:style-name="T16_80"><text:s/></text:span></text:a></text:span><text:span text:style-name="T16_81"><text:a xlink:type="simple" xlink:href="http://maker.mozillapopcorn.org/storycamp/cinema5.html"><text:span text:style-name="T16_82">making</text:span></text:a></text:span><text:span text:style-name="T16_83"><text:a xlink:type="simple" xlink:href="http://maker.mozillapopcorn.org/storycamp/cinema5.html"><text:span text:style-name="T16_84"><text:s/></text:span></text:a></text:span><text:span text:style-name="T16_85">.<text:s text:c="3"/></text:span></text:p>
      <text:p text:style-name="P17"/>
      <text:p text:style-name="P18"><text:span text:style-name="T18_1">Technology</text:span><text:span text:style-name="T18_2"><text:s/></text:span><text:span text:style-name="T18_3">Leader</text:span><text:span text:style-name="T18_4"><text:s/>(</text:span><text:span text:style-name="T18_5">Popcorn</text:span><text:span text:style-name="T18_6"><text:s/></text:span><text:span text:style-name="T18_7">Maker</text:span><text:span text:style-name="T18_8">)</text:span></text:p>
      <text:p text:style-name="P19"><text:span text:style-name="T19_1">It</text:span><text:span text:style-name="T19_2">’</text:span><text:span text:style-name="T19_3">s</text:span><text:span text:style-name="T19_4"><text:s/></text:span><text:span text:style-name="T19_5">all</text:span><text:span text:style-name="T19_6"><text:s/></text:span><text:span text:style-name="T19_7">led</text:span><text:span text:style-name="T19_8"><text:s/></text:span><text:span text:style-name="T19_9">up</text:span><text:span text:style-name="T19_10"><text:s/></text:span><text:span text:style-name="T19_11">to</text:span><text:span text:style-name="T19_12"><text:s/></text:span><text:span text:style-name="T19_13">this</text:span><text:span text:style-name="T19_14">!<text:s text:c="2"/></text:span><text:span text:style-name="T19_15">Kids</text:span><text:span text:style-name="T19_16"><text:s/></text:span><text:span text:style-name="T19_17">will</text:span><text:span text:style-name="T19_18"><text:s/></text:span><text:span text:style-name="T19_19">have</text:span><text:span text:style-name="T19_20"><text:s/></text:span><text:span text:style-name="T19_21">moved</text:span><text:span text:style-name="T19_22"><text:s/></text:span><text:span text:style-name="T19_23">through</text:span><text:span text:style-name="T19_24"><text:s/></text:span><text:span text:style-name="T19_25">the</text:span><text:span text:style-name="T19_26"><text:s/></text:span><text:span text:style-name="T19_27">Xray</text:span><text:span text:style-name="T19_28"><text:s/></text:span><text:span text:style-name="T19_29">Goggles</text:span><text:span text:style-name="T19_30"><text:s/></text:span><text:span text:style-name="T19_31">and</text:span><text:span text:style-name="T19_32"><text:s/></text:span><text:span text:style-name="T19_33">Thimble</text:span><text:span text:style-name="T19_34"><text:s/></text:span><text:span text:style-name="T19_35">challenges</text:span><text:span text:style-name="T19_36">,<text:s/></text:span><text:span text:style-name="T19_37">they</text:span><text:span text:style-name="T19_38">’</text:span><text:span text:style-name="T19_39">ve</text:span><text:span text:style-name="T19_40"><text:s/></text:span><text:span text:style-name="T19_41">planned</text:span><text:span text:style-name="T19_42"><text:s/></text:span><text:span text:style-name="T19_43">out</text:span><text:span text:style-name="T19_44"><text:s/></text:span><text:span text:style-name="T19_45">their</text:span><text:span text:style-name="T19_46"><text:s/></text:span><text:span text:style-name="T19_47">story</text:span><text:span text:style-name="T19_48"><text:s/></text:span><text:span text:style-name="T19_49">and</text:span><text:span text:style-name="T19_50"><text:s/></text:span><text:span text:style-name="T19_51">eager</text:span><text:span text:style-name="T19_52"><text:s/></text:span><text:span text:style-name="T19_53">to</text:span><text:span text:style-name="T19_54"><text:s/></text:span><text:span text:style-name="T19_55">start</text:span><text:span text:style-name="T19_56"><text:s/></text:span><text:span text:style-name="T19_57">hacking</text:span><text:span text:style-name="T19_58"><text:s/></text:span><text:span text:style-name="T19_59">our</text:span><text:span text:style-name="T19_60"><text:s/></text:span><text:span text:style-name="T19_61">event</text:span><text:span text:style-name="T19_62"><text:s/></text:span><text:span text:style-name="T19_63">video</text:span><text:span text:style-name="T19_64"><text:s/></text:span><text:span text:style-name="T19_65">with</text:span><text:span text:style-name="T19_66"><text:s/></text:span><text:span text:style-name="T19_67">their</text:span><text:span text:style-name="T19_68"><text:s/></text:span><text:span text:style-name="T19_69">own</text:span><text:span text:style-name="T19_70"><text:s/></text:span><text:span text:style-name="T19_71">story</text:span><text:span text:style-name="T19_72">!<text:s text:c="2"/></text:span><text:span text:style-name="T19_73">You</text:span><text:span text:style-name="T19_74"><text:s/></text:span><text:span text:style-name="T19_75">will</text:span><text:span text:style-name="T19_76"><text:s/></text:span><text:span text:style-name="T19_77">need</text:span><text:span text:style-name="T19_78"><text:s/></text:span><text:span text:style-name="T19_79">to</text:span><text:span text:style-name="T19_80"><text:s/></text:span><text:span text:style-name="T19_81">be</text:span><text:span text:style-name="T19_82"><text:s/></text:span><text:span text:style-name="T19_83">familiar</text:span><text:span text:style-name="T19_84"><text:s/></text:span><text:span text:style-name="T19_85">with</text:span><text:span text:style-name="T19_86"><text:s/></text:span><text:span text:style-name="T19_87"><text:a xlink:type="simple" xlink:href="http://mozillapopcorn.org/popcorn-maker/"><text:span text:style-name="T19_88">Popcorn</text:span></text:a></text:span><text:span text:style-name="T19_89"><text:a xlink:type="simple" xlink:href="http://mozillapopcorn.org/popcorn-maker/"><text:span text:style-name="T19_90"><text:s/></text:span></text:a></text:span><text:span text:style-name="T19_91"><text:a xlink:type="simple" xlink:href="http://mozillapopcorn.org/popcorn-maker/"><text:span text:style-name="T19_92">Maker</text:span></text:a></text:span><text:span text:style-name="T19_93"><text:s/>,<text:s/></text:span><text:span text:style-name="T19_94">and</text:span><text:span text:style-name="T19_95"><text:s/></text:span><text:span text:style-name="T19_96">if</text:span><text:span text:style-name="T19_97"><text:s/></text:span><text:span text:style-name="T19_98">you</text:span><text:span text:style-name="T19_99"><text:s/></text:span><text:span text:style-name="T19_100">have</text:span><text:span text:style-name="T19_101"><text:s/></text:span><text:span text:style-name="T19_102">worked</text:span><text:span text:style-name="T19_103"><text:s/></text:span><text:span text:style-name="T19_104">through</text:span><text:span text:style-name="T19_105"><text:s/></text:span><text:span text:style-name="T19_106">our</text:span><text:span text:style-name="T19_107"><text:s/></text:span><text:span text:style-name="T19_108">orientation</text:span><text:span text:style-name="T19_109"><text:s/></text:span><text:span text:style-name="T19_110">and</text:span><text:span text:style-name="T19_111"><text:s/></text:span><text:span text:style-name="T19_112">made</text:span><text:span text:style-name="T19_113"><text:s/></text:span><text:span text:style-name="T19_114">a</text:span><text:span text:style-name="T19_115"><text:s/></text:span><text:span text:style-name="T19_116">few</text:span><text:span text:style-name="T19_117"><text:s/></text:span><text:span text:style-name="T19_118">changes</text:span><text:span text:style-name="T19_119"><text:s/></text:span><text:span text:style-name="T19_120">that</text:span><text:span text:style-name="T19_121"><text:s/></text:span><text:span text:style-name="T19_122">will</text:span><text:span text:style-name="T19_123"><text:s/></text:span><text:span text:style-name="T19_124">be</text:span><text:span text:style-name="T19_125"><text:s/></text:span><text:span text:style-name="T19_126">enough</text:span><text:span text:style-name="T19_127">.<text:s/></text:span><text:span text:style-name="T19_128">It</text:span><text:span text:style-name="T19_129">’</text:span><text:span text:style-name="T19_130">s</text:span><text:span text:style-name="T19_131"><text:s/></text:span><text:span text:style-name="T19_132">s</text:span><text:span text:style-name="T19_133"><text:s/></text:span><text:span text:style-name="T19_134">a</text:span><text:span text:style-name="T19_135"><text:s/></text:span><text:span text:style-name="T19_136">great</text:span><text:span text:style-name="T19_137"><text:s/></text:span><text:span text:style-name="T19_138">compliment</text:span><text:span text:style-name="T19_139"><text:s/></text:span><text:span text:style-name="T19_140">to</text:span><text:span text:style-name="T19_141"><text:s/></text:span><text:span text:style-name="T19_142">this</text:span><text:span text:style-name="T19_143"><text:s/></text:span><text:span text:style-name="T19_144">event</text:span><text:span text:style-name="T19_145"><text:s/></text:span><text:span text:style-name="T19_146">when</text:span><text:span text:style-name="T19_147"><text:s/></text:span><text:span text:style-name="T19_148">volunteers</text:span><text:span text:style-name="T19_149"><text:s/></text:span><text:span text:style-name="T19_150">and</text:span><text:span text:style-name="T19_151"><text:s/></text:span><text:span text:style-name="T19_152">kids</text:span><text:span text:style-name="T19_153"><text:s/></text:span><text:span text:style-name="T19_154">are</text:span><text:span text:style-name="T19_155"><text:s/></text:span><text:span text:style-name="T19_156">learning</text:span><text:span text:style-name="T19_157"><text:s/></text:span><text:span text:style-name="T19_158">together</text:span><text:span text:style-name="T19_159">.<text:s text:c="2"/></text:span></text:p>
      <text:p text:style-name="P20"/>
      <text:p text:style-name="P21"><text:span text:style-name="T21_1">Badger</text:span></text:p>
      <text:p text:style-name="P22"><text:span text:style-name="T22_1">Do</text:span><text:span text:style-name="T22_2"><text:s/></text:span><text:span text:style-name="T22_3">you</text:span><text:span text:style-name="T22_4"><text:s/></text:span><text:span text:style-name="T22_5">know</text:span><text:span text:style-name="T22_6"><text:s/></text:span><text:span text:style-name="T22_7">about</text:span><text:span text:style-name="T22_8"><text:s/></text:span><text:span text:style-name="T22_9"><text:a xlink:type="simple" xlink:href="https://wiki.mozilla.org/Badges"><text:span text:style-name="T22_10">Badges</text:span></text:a></text:span><text:span text:style-name="T22_11">?<text:s text:c="2"/></text:span><text:span text:style-name="T22_12">Badges</text:span><text:span text:style-name="T22_13"><text:s/></text:span><text:span text:style-name="T22_14">will</text:span><text:span text:style-name="T22_15"><text:s/></text:span><text:span text:style-name="T22_16">be</text:span><text:span text:style-name="T22_17"><text:s/></text:span><text:span text:style-name="T22_18">issued</text:span><text:span text:style-name="T22_19"><text:s/></text:span><text:span text:style-name="T22_20">during</text:span><text:span text:style-name="T22_21"><text:s/></text:span><text:span text:style-name="T22_22">our</text:span><text:span text:style-name="T22_23"><text:s/></text:span><text:span text:style-name="T22_24">event</text:span><text:span text:style-name="T22_25"><text:s/></text:span><text:span text:style-name="T22_26">in</text:span><text:span text:style-name="T22_27"><text:s/></text:span><text:span text:style-name="T22_28">recognition</text:span><text:span text:style-name="T22_29"><text:s/></text:span><text:span text:style-name="T22_30">of</text:span><text:span text:style-name="T22_31"><text:s/></text:span><text:span text:style-name="T22_32">achievements</text:span><text:span text:style-name="T22_33"><text:s/></text:span><text:span text:style-name="T22_34">in</text:span><text:span text:style-name="T22_35"><text:s/></text:span><text:span text:style-name="T22_36">learning</text:span><text:span text:style-name="T22_37"><text:s/></text:span><text:span text:style-name="T22_38">and</text:span><text:span text:style-name="T22_39"><text:s/></text:span><text:span text:style-name="T22_40">making</text:span><text:span text:style-name="T22_41">,<text:s/></text:span><text:span text:style-name="T22_42">but</text:span><text:span text:style-name="T22_43"><text:s/></text:span><text:span text:style-name="T22_44">also</text:span><text:span text:style-name="T22_45"><text:s/></text:span><text:span text:style-name="T22_46">for</text:span><text:span text:style-name="T22_47"><text:s/></text:span><text:span text:style-name="T22_48">community</text:span><text:span text:style-name="T22_49"><text:s/></text:span><text:span text:style-name="T22_50">effort</text:span><text:span text:style-name="T22_51"><text:s/></text:span><text:span text:style-name="T22_52">like</text:span><text:span text:style-name="T22_53"><text:s/></text:span><text:span text:style-name="T22_54">helping</text:span><text:span text:style-name="T22_55"><text:s/></text:span><text:span text:style-name="T22_56">someone</text:span><text:span text:style-name="T22_57"><text:s/></text:span><text:span text:style-name="T22_58">else</text:span><text:span text:style-name="T22_59">.<text:s text:c="3"/>(</text:span><text:span text:style-name="T22_60">stickers</text:span><text:span text:style-name="T22_61">)<text:s text:c="2"/></text:span><text:span text:style-name="T22_62">We</text:span><text:span text:style-name="T22_63">’</text:span><text:span text:style-name="T22_64">ll</text:span><text:span text:style-name="T22_65"><text:s/></text:span><text:span text:style-name="T22_66">need</text:span><text:span text:style-name="T22_67"><text:s/></text:span><text:span text:style-name="T22_68">someone</text:span><text:span text:style-name="T22_69"><text:s/></text:span><text:span text:style-name="T22_70">to</text:span><text:span text:style-name="T22_71"><text:s/></text:span><text:span text:style-name="T22_72">focus</text:span><text:span text:style-name="T22_73"><text:s/></text:span><text:span text:style-name="T22_74">on</text:span><text:span text:style-name="T22_75"><text:s/></text:span><text:span text:style-name="T22_76">this</text:span><text:span text:style-name="T22_77"><text:s/></text:span><text:span text:style-name="T22_78">one</text:span><text:span text:style-name="T22_79"><text:s/></text:span><text:span text:style-name="T22_80">task</text:span><text:span text:style-name="T22_81">.</text:span></text:p>
      <text:p text:style-name="P23"/>
      <text:p text:style-name="P24"><text:span text:style-name="T24_1">Photographer</text:span></text:p>
      <text:p text:style-name="P25"><text:span text:style-name="T25_1">With</text:span><text:span text:style-name="T25_2"><text:s/></text:span><text:span text:style-name="T25_3">parental</text:span><text:span text:style-name="T25_4"><text:s/></text:span><text:span text:style-name="T25_5">permission</text:span><text:span text:style-name="T25_6"><text:s/>(</text:span><text:span text:style-name="T25_7">signed</text:span><text:span text:style-name="T25_8"><text:s/></text:span><text:span text:style-name="T25_9">on</text:span><text:span text:style-name="T25_10"><text:s/></text:span><text:span text:style-name="T25_11">registration</text:span><text:span text:style-name="T25_12">)<text:s/>.<text:s text:c="2"/></text:span><text:span text:style-name="T25_13">Take</text:span><text:span text:style-name="T25_14"><text:s/></text:span><text:span text:style-name="T25_15">photos</text:span><text:span text:style-name="T25_16"><text:s/></text:span><text:span text:style-name="T25_17">of</text:span><text:span text:style-name="T25_18"><text:s/></text:span><text:span text:style-name="T25_19">the</text:span><text:span text:style-name="T25_20"><text:s/></text:span><text:span text:style-name="T25_21">event</text:span><text:span text:style-name="T25_22"><text:s/></text:span><text:span text:style-name="T25_23">to</text:span><text:span text:style-name="T25_24"><text:s/></text:span><text:span text:style-name="T25_25">blog</text:span><text:span text:style-name="T25_26">/</text:span><text:span text:style-name="T25_27">share</text:span><text:span text:style-name="T25_28"><text:s/></text:span><text:span text:style-name="T25_29">with</text:span><text:span text:style-name="T25_30"><text:s/></text:span><text:span text:style-name="T25_31">parents</text:span><text:span text:style-name="T25_32"><text:s/>,<text:s/></text:span><text:span text:style-name="T25_33">volunteers</text:span><text:span text:style-name="T25_34"><text:s/></text:span><text:span text:style-name="T25_35">and</text:span><text:span text:style-name="T25_36"><text:s/></text:span><text:span text:style-name="T25_37">our</text:span><text:span text:style-name="T25_38"><text:s/></text:span><text:span text:style-name="T25_39">community</text:span><text:span text:style-name="T25_40"><text:s/></text:span><text:span text:style-name="T25_41">afterwards</text:span><text:span text:style-name="T25_42">.</text:span></text:p>
      <text:p text:style-name="P26"/>
      <text:p text:style-name="P27"><text:span text:style-name="T27_1">Sharing</text:span><text:span text:style-name="T27_2"><text:s/></text:span><text:span text:style-name="T27_3">Leader</text:span><text:span text:style-name="T27_4">(</text:span><text:span text:style-name="T27_5">s</text:span><text:span text:style-name="T27_6">)<text:s/></text:span><text:span text:style-name="T27_7">Blogger</text:span></text:p>
      <text:p text:style-name="P28"><text:span text:style-name="T28_1">This</text:span><text:span text:style-name="T28_2"><text:s/></text:span><text:span text:style-name="T28_3">is</text:span><text:span text:style-name="T28_4"><text:s/></text:span><text:span text:style-name="T28_5">super</text:span><text:span text:style-name="T28_6">-</text:span><text:span text:style-name="T28_7">important</text:span><text:span text:style-name="T28_8">!<text:s text:c="2"/></text:span><text:span text:style-name="T28_9">Kids</text:span><text:span text:style-name="T28_10"><text:s/></text:span><text:span text:style-name="T28_11">will</text:span><text:span text:style-name="T28_12"><text:s/></text:span><text:span text:style-name="T28_13">be</text:span><text:span text:style-name="T28_14"><text:s/></text:span><text:span text:style-name="T28_15">hacking</text:span><text:span text:style-name="T28_16">,<text:s/></text:span><text:span text:style-name="T28_17">making</text:span><text:span text:style-name="T28_18">,<text:s/></text:span><text:span text:style-name="T28_19">and</text:span><text:span text:style-name="T28_20"><text:s/></text:span><text:span text:style-name="T28_21">remixing</text:span><text:span text:style-name="T28_22">,<text:s/></text:span><text:span text:style-name="T28_23">and</text:span><text:span text:style-name="T28_24"><text:s/></text:span><text:span text:style-name="T28_25">of</text:span><text:span text:style-name="T28_26"><text:s/></text:span><text:span text:style-name="T28_27">course</text:span><text:span text:style-name="T28_28"><text:s/></text:span><text:span text:style-name="T28_29">the</text:span><text:span text:style-name="T28_30"><text:s/></text:span><text:span text:style-name="T28_31">final</text:span><text:span text:style-name="T28_32"><text:s/></text:span><text:span text:style-name="T28_33">step</text:span><text:span text:style-name="T28_34"><text:s/></text:span><text:span text:style-name="T28_35">is</text:span><text:span text:style-name="T28_36"><text:s/></text:span><text:span text:style-name="T28_37">to</text:span><text:span text:style-name="T28_38"><text:s/></text:span><text:span text:style-name="T28_39">Share</text:span><text:span text:style-name="T28_40">!</text:span><text:span text:style-name="T28_41"><text:s text:c="2"/></text:span><text:span text:style-name="T28_42">For</text:span><text:span text:style-name="T28_43"><text:s/></text:span><text:span text:style-name="T28_44">the</text:span><text:span text:style-name="T28_45"><text:s/></text:span><text:span text:style-name="T28_46">work</text:span><text:span text:style-name="T28_47"><text:s/></text:span><text:span text:style-name="T28_48">kids</text:span><text:span text:style-name="T28_49"><text:s/></text:span><text:span text:style-name="T28_50">are</text:span><text:span text:style-name="T28_51"><text:s/></text:span><text:span text:style-name="T28_52">proud</text:span><text:span text:style-name="T28_53"><text:s/></text:span><text:span text:style-name="T28_54">of</text:span><text:span text:style-name="T28_55"><text:s/></text:span><text:span text:style-name="T28_56">we</text:span><text:span text:style-name="T28_57">’</text:span><text:span text:style-name="T28_58">ll</text:span><text:span text:style-name="T28_59"><text:s/></text:span><text:span text:style-name="T28_60">need</text:span><text:span text:style-name="T28_61"><text:s/></text:span><text:span text:style-name="T28_62">help</text:span><text:span text:style-name="T28_63"><text:s/></text:span><text:span text:style-name="T28_64">publishing</text:span><text:span text:style-name="T28_65"><text:s/></text:span><text:span text:style-name="T28_66">source</text:span><text:span text:style-name="T28_67"><text:s/></text:span><text:span text:style-name="T28_68">code</text:span><text:span text:style-name="T28_69"><text:s/></text:span><text:span text:style-name="T28_70">to</text:span><text:span text:style-name="T28_71"><text:s/></text:span><text:span text:style-name="T28_72">this</text:span><text:span text:style-name="T28_73"><text:s/></text:span><text:span text:style-name="T28_74">Tumblr</text:span><text:span text:style-name="T28_75"><text:s/></text:span><text:span text:style-name="T28_76">blog</text:span><text:span text:style-name="T28_77">.</text:span></text:p>
      <text:p text:style-name="P29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List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